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100" manifest:media-type=""/>
  <manifest:file-entry manifest:full-path="settings.xml" manifest:media-type="text/xml"/>
  <manifest:file-entry manifest:full-path="content.xml" manifest:media-type="text/xml"/>
  <manifest:file-entry manifest:full-path="Obj100"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family-generic="roman"/>
    <style:font-face style:name="Century Schoolbook" svg:font-family="'Century Schoolbook'"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765cm" fo:margin-left="-0.123cm" table:align="left"/>
    </style:style>
    <style:style style:name="Tabelle1.A" style:family="table-column">
      <style:table-column-properties style:column-width="6.765cm"/>
    </style:style>
    <style:style style:name="Tabelle1.1" style:family="table-row">
      <style:table-row-properties fo:keep-together="auto"/>
    </style:style>
    <style:style style:name="Tabelle1.A1" style:family="table-cell">
      <style:table-cell-properties style:vertical-align="" fo:padding="0cm" fo:border="0.75pt solid #000001"/>
    </style:style>
    <style:style style:name="Tabelle2" style:family="table">
      <style:table-properties style:width="8.243cm" fo:margin-left="-0.123cm" table:align="left"/>
    </style:style>
    <style:style style:name="Tabelle2.A" style:family="table-column">
      <style:table-column-properties style:column-width="8.243cm"/>
    </style:style>
    <style:style style:name="Tabelle2.1" style:family="table-row">
      <style:table-row-properties fo:keep-together="auto"/>
    </style:style>
    <style:style style:name="Tabelle2.A1" style:family="table-cell">
      <style:table-cell-properties style:vertical-align="" fo:padding="0cm" fo:border="0.75pt solid #000001"/>
    </style:style>
    <style:style style:name="Tabelle3" style:family="table">
      <style:table-properties style:width="13.511cm" fo:margin-left="-0.123cm" table:align="left"/>
    </style:style>
    <style:style style:name="Tabelle3.A" style:family="table-column">
      <style:table-column-properties style:column-width="8.236cm"/>
    </style:style>
    <style:style style:name="Tabelle3.B" style:family="table-column">
      <style:table-column-properties style:column-width="0.935cm"/>
    </style:style>
    <style:style style:name="Tabelle3.C" style:family="table-column">
      <style:table-column-properties style:column-width="0.882cm"/>
    </style:style>
    <style:style style:name="Tabelle3.D" style:family="table-column">
      <style:table-column-properties style:column-width="0.88cm"/>
    </style:style>
    <style:style style:name="Tabelle3.G" style:family="table-column">
      <style:table-column-properties style:column-width="0.764cm"/>
    </style:style>
    <style:style style:name="Tabelle3.1" style:family="table-row">
      <style:table-row-properties fo:keep-together="auto"/>
    </style:style>
    <style:style style:name="Tabelle3.A1" style:family="table-cell">
      <style:table-cell-properties style:vertical-align="" fo:padding="0cm" fo:border="0.75pt solid #000001"/>
    </style:style>
    <style:style style:name="Tabelle4" style:family="table">
      <style:table-properties style:width="13.935cm" fo:margin-left="-0.123cm" table:align="left"/>
    </style:style>
    <style:style style:name="Tabelle4.A" style:family="table-column">
      <style:table-column-properties style:column-width="8.236cm"/>
    </style:style>
    <style:style style:name="Tabelle4.B" style:family="table-column">
      <style:table-column-properties style:column-width="1.358cm"/>
    </style:style>
    <style:style style:name="Tabelle4.C" style:family="table-column">
      <style:table-column-properties style:column-width="0.88cm"/>
    </style:style>
    <style:style style:name="Tabelle4.F" style:family="table-column">
      <style:table-column-properties style:column-width="0.935cm"/>
    </style:style>
    <style:style style:name="Tabelle4.G" style:family="table-column">
      <style:table-column-properties style:column-width="0.766cm"/>
    </style:style>
    <style:style style:name="Tabelle4.1" style:family="table-row">
      <style:table-row-properties fo:keep-together="auto"/>
    </style:style>
    <style:style style:name="Tabelle4.A1" style:family="table-cell">
      <style:table-cell-properties style:vertical-align="" fo:padding="0cm" fo:border="0.75pt solid #000001"/>
    </style:style>
    <style:style style:name="Tabelle5" style:family="table">
      <style:table-properties style:width="16.124cm" fo:margin-left="-0.123cm" fo:break-before="page" table:align="left"/>
    </style:style>
    <style:style style:name="Tabelle5.A" style:family="table-column">
      <style:table-column-properties style:column-width="7.863cm"/>
    </style:style>
    <style:style style:name="Tabelle5.B" style:family="table-column">
      <style:table-column-properties style:column-width="2.752cm"/>
    </style:style>
    <style:style style:name="Tabelle5.C" style:family="table-column">
      <style:table-column-properties style:column-width="2.759cm"/>
    </style:style>
    <style:style style:name="Tabelle5.D" style:family="table-column">
      <style:table-column-properties style:column-width="2.75cm"/>
    </style:style>
    <style:style style:name="Tabelle5.1" style:family="table-row">
      <style:table-row-properties fo:keep-together="auto"/>
    </style:style>
    <style:style style:name="Tabelle5.A1" style:family="table-cell">
      <style:table-cell-properties style:vertical-align="" fo:padding="0cm" fo:border="0.75pt solid #000001"/>
    </style:style>
    <style:style style:name="Tabelle6" style:family="table">
      <style:table-properties style:width="16.124cm" fo:margin-left="-0.123cm" table:align="left"/>
    </style:style>
    <style:style style:name="Tabelle6.A" style:family="table-column">
      <style:table-column-properties style:column-width="2.614cm"/>
    </style:style>
    <style:style style:name="Tabelle6.B" style:family="table-column">
      <style:table-column-properties style:column-width="13.51cm"/>
    </style:style>
    <style:style style:name="Tabelle6.1" style:family="table-row">
      <style:table-row-properties fo:keep-together="auto"/>
    </style:style>
    <style:style style:name="Tabelle6.A1" style:family="table-cell">
      <style:table-cell-properties style:vertical-align="" fo:padding="0cm" fo:border-left="0.75pt solid #000001" fo:border-right="0.75pt solid #000001" fo:border-top="0.75pt solid #000001" fo:border-bottom="none"/>
    </style:style>
    <style:style style:name="Tabelle6.A3" style:family="table-cell">
      <style:table-cell-properties style:vertical-align="" fo:padding="0cm" fo:border-left="0.75pt solid #000001" fo:border-right="0.75pt solid #000001" fo:border-top="none" fo:border-bottom="0.75pt solid #000001"/>
    </style:style>
    <style:style style:name="Tabelle6.B3" style:family="table-cell">
      <style:table-cell-properties style:vertical-align="" fo:padding="0cm" fo:border="0.75pt solid #000001"/>
    </style:style>
    <style:style style:name="Tabelle7" style:family="table">
      <style:table-properties style:width="16.124cm" fo:margin-left="-0.123cm" table:align="left"/>
    </style:style>
    <style:style style:name="Tabelle7.A" style:family="table-column">
      <style:table-column-properties style:column-width="2.614cm"/>
    </style:style>
    <style:style style:name="Tabelle7.B" style:family="table-column">
      <style:table-column-properties style:column-width="13.51cm"/>
    </style:style>
    <style:style style:name="Tabelle7.1" style:family="table-row">
      <style:table-row-properties fo:keep-together="auto"/>
    </style:style>
    <style:style style:name="Tabelle7.A1" style:family="table-cell">
      <style:table-cell-properties style:vertical-align="" fo:padding="0cm" fo:border-left="0.75pt solid #000001" fo:border-right="0.75pt solid #000001" fo:border-top="0.75pt solid #000001" fo:border-bottom="none"/>
    </style:style>
    <style:style style:name="Tabelle7.A3" style:family="table-cell">
      <style:table-cell-properties style:vertical-align="" fo:padding="0cm" fo:border-left="0.75pt solid #000001" fo:border-right="0.75pt solid #000001" fo:border-top="none" fo:border-bottom="0.75pt solid #000001"/>
    </style:style>
    <style:style style:name="Tabelle7.B3" style:family="table-cell">
      <style:table-cell-properties style:vertical-align="" fo:padding="0cm" fo:border="0.75pt solid #000001"/>
    </style:style>
    <style:style style:name="Tabelle8" style:family="table">
      <style:table-properties style:width="16.503cm" fo:margin-left="-0.123cm" table:align="left"/>
    </style:style>
    <style:style style:name="Tabelle8.A" style:family="table-column">
      <style:table-column-properties style:column-width="1.863cm"/>
    </style:style>
    <style:style style:name="Tabelle8.B" style:family="table-column">
      <style:table-column-properties style:column-width="3.251cm"/>
    </style:style>
    <style:style style:name="Tabelle8.C" style:family="table-column">
      <style:table-column-properties style:column-width="2.117cm"/>
    </style:style>
    <style:style style:name="Tabelle8.D" style:family="table-column">
      <style:table-column-properties style:column-width="3.33cm"/>
    </style:style>
    <style:style style:name="Tabelle8.E" style:family="table-column">
      <style:table-column-properties style:column-width="3.554cm"/>
    </style:style>
    <style:style style:name="Tabelle8.F" style:family="table-column">
      <style:table-column-properties style:column-width="2.388cm"/>
    </style:style>
    <style:style style:name="Tabelle8.1" style:family="table-row">
      <style:table-row-properties fo:keep-together="auto"/>
    </style:style>
    <style:style style:name="Tabelle8.A1" style:family="table-cell">
      <style:table-cell-properties style:vertical-align="" fo:padding="0cm" fo:border-left="0.75pt solid #000001" fo:border-right="0.75pt solid #000001" fo:border-top="0.75pt solid #000001" fo:border-bottom="none"/>
    </style:style>
    <style:style style:name="Tabelle8.A8" style:family="table-cell">
      <style:table-cell-properties style:vertical-align="" fo:padding="0cm" fo:border-left="0.75pt solid #000001" fo:border-right="0.75pt solid #000001" fo:border-top="none" fo:border-bottom="none"/>
    </style:style>
    <style:style style:name="Tabelle8.B8" style:family="table-cell">
      <style:table-cell-properties style:vertical-align="" fo:padding="0cm" fo:border="0.75pt solid #000001"/>
    </style:style>
    <style:style style:name="Tabelle8.A43" style:family="table-cell">
      <style:table-cell-properties style:vertical-align="" fo:padding="0cm" fo:border-left="0.75pt solid #000001" fo:border-right="0.75pt solid #000001" fo:border-top="none" fo:border-bottom="0.75pt solid #000001"/>
    </style:style>
    <style:style style:name="Tabelle9" style:family="table">
      <style:table-properties style:width="16.124cm" fo:margin-left="-0.123cm" table:align="left"/>
    </style:style>
    <style:style style:name="Tabelle9.A" style:family="table-column">
      <style:table-column-properties style:column-width="16.124cm"/>
    </style:style>
    <style:style style:name="Tabelle9.1" style:family="table-row">
      <style:table-row-properties fo:keep-together="auto"/>
    </style:style>
    <style:style style:name="Tabelle9.A1" style:family="table-cell">
      <style:table-cell-properties style:vertical-align="" fo:padding="0cm" fo:border="0.75pt solid #000001"/>
    </style:style>
    <style:style style:name="Tabelle10" style:family="table">
      <style:table-properties style:width="16.124cm" fo:margin-left="-0.123cm" table:align="left"/>
    </style:style>
    <style:style style:name="Tabelle10.A" style:family="table-column">
      <style:table-column-properties style:column-width="16.124cm"/>
    </style:style>
    <style:style style:name="Tabelle10.1" style:family="table-row">
      <style:table-row-properties fo:keep-together="auto"/>
    </style:style>
    <style:style style:name="Tabelle10.A1" style:family="table-cell">
      <style:table-cell-properties style:vertical-align="" fo:padding="0cm" fo:border="0.75pt solid #000001"/>
    </style:style>
    <style:style style:name="Tabelle11" style:family="table">
      <style:table-properties style:width="16.124cm" fo:margin-left="-0.123cm" table:align="left"/>
    </style:style>
    <style:style style:name="Tabelle11.A" style:family="table-column">
      <style:table-column-properties style:column-width="16.124cm"/>
    </style:style>
    <style:style style:name="Tabelle11.1" style:family="table-row">
      <style:table-row-properties fo:keep-together="auto"/>
    </style:style>
    <style:style style:name="Tabelle11.A1" style:family="table-cell">
      <style:table-cell-properties style:vertical-align="" fo:padding="0cm" fo:border="0.75pt solid #000001"/>
    </style:style>
    <style:style style:name="Tabelle12" style:family="table">
      <style:table-properties style:width="16.124cm" fo:margin-left="-0.123cm" table:align="left"/>
    </style:style>
    <style:style style:name="Tabelle12.A" style:family="table-column">
      <style:table-column-properties style:column-width="1.113cm"/>
    </style:style>
    <style:style style:name="Tabelle12.B" style:family="table-column">
      <style:table-column-properties style:column-width="5.251cm"/>
    </style:style>
    <style:style style:name="Tabelle12.C" style:family="table-column">
      <style:table-column-properties style:column-width="5.632cm"/>
    </style:style>
    <style:style style:name="Tabelle12.D" style:family="table-column">
      <style:table-column-properties style:column-width="4.128cm"/>
    </style:style>
    <style:style style:name="Tabelle12.1" style:family="table-row">
      <style:table-row-properties fo:keep-together="auto"/>
    </style:style>
    <style:style style:name="Tabelle12.A1" style:family="table-cell">
      <style:table-cell-properties style:vertical-align="" fo:padding="0cm" fo:border-left="0.75pt solid #000001" fo:border-right="0.75pt solid #000001" fo:border-top="0.75pt solid #000001" fo:border-bottom="none"/>
    </style:style>
    <style:style style:name="Tabelle12.A3" style:family="table-cell">
      <style:table-cell-properties style:vertical-align="" fo:padding="0cm" fo:border-left="0.75pt solid #000001" fo:border-right="0.75pt solid #000001" fo:border-top="none" fo:border-bottom="none"/>
    </style:style>
    <style:style style:name="Tabelle12.B3" style:family="table-cell">
      <style:table-cell-properties style:vertical-align="" fo:padding="0cm" fo:border="0.75pt solid #000001"/>
    </style:style>
    <style:style style:name="Tabelle13" style:family="table">
      <style:table-properties style:width="16.118cm" fo:margin-left="-0.123cm" table:align="left"/>
    </style:style>
    <style:style style:name="Tabelle13.A" style:family="table-column">
      <style:table-column-properties style:column-width="4.057cm"/>
    </style:style>
    <style:style style:name="Tabelle13.B" style:family="table-column">
      <style:table-column-properties style:column-width="4.059cm"/>
    </style:style>
    <style:style style:name="Tabelle13.D" style:family="table-column">
      <style:table-column-properties style:column-width="3.944cm"/>
    </style:style>
    <style:style style:name="Tabelle13.1" style:family="table-row">
      <style:table-row-properties fo:keep-together="auto"/>
    </style:style>
    <style:style style:name="Tabelle13.A1" style:family="table-cell">
      <style:table-cell-properties style:vertical-align="" fo:padding="0cm" fo:border="0.75pt solid #000001"/>
    </style:style>
    <style:style style:name="Tabelle14" style:family="table">
      <style:table-properties style:width="16.118cm" fo:margin-left="-0.123cm" table:align="left"/>
    </style:style>
    <style:style style:name="Tabelle14.A" style:family="table-column">
      <style:table-column-properties style:column-width="4.057cm"/>
    </style:style>
    <style:style style:name="Tabelle14.B" style:family="table-column">
      <style:table-column-properties style:column-width="4.059cm"/>
    </style:style>
    <style:style style:name="Tabelle14.D" style:family="table-column">
      <style:table-column-properties style:column-width="3.944cm"/>
    </style:style>
    <style:style style:name="Tabelle14.1" style:family="table-row">
      <style:table-row-properties fo:keep-together="auto"/>
    </style:style>
    <style:style style:name="Tabelle14.A1" style:family="table-cell">
      <style:table-cell-properties style:vertical-align="" fo:padding="0cm" fo:border="0.75pt solid #000001"/>
    </style:style>
    <style:style style:name="Tabelle15" style:family="table">
      <style:table-properties style:width="16.118cm" fo:margin-left="-0.123cm" table:align="left"/>
    </style:style>
    <style:style style:name="Tabelle15.A" style:family="table-column">
      <style:table-column-properties style:column-width="4.057cm"/>
    </style:style>
    <style:style style:name="Tabelle15.B" style:family="table-column">
      <style:table-column-properties style:column-width="4.059cm"/>
    </style:style>
    <style:style style:name="Tabelle15.D" style:family="table-column">
      <style:table-column-properties style:column-width="3.944cm"/>
    </style:style>
    <style:style style:name="Tabelle15.1" style:family="table-row">
      <style:table-row-properties fo:keep-together="auto"/>
    </style:style>
    <style:style style:name="Tabelle15.A1" style:family="table-cell">
      <style:table-cell-properties style:vertical-align="" fo:padding="0cm" fo:border="0.75pt solid #000001"/>
    </style:style>
    <style:style style:name="Tabelle16" style:family="table">
      <style:table-properties style:width="16.118cm" fo:margin-left="-0.123cm" table:align="left"/>
    </style:style>
    <style:style style:name="Tabelle16.A" style:family="table-column">
      <style:table-column-properties style:column-width="4.057cm"/>
    </style:style>
    <style:style style:name="Tabelle16.B" style:family="table-column">
      <style:table-column-properties style:column-width="4.059cm"/>
    </style:style>
    <style:style style:name="Tabelle16.D" style:family="table-column">
      <style:table-column-properties style:column-width="3.944cm"/>
    </style:style>
    <style:style style:name="Tabelle16.1" style:family="table-row">
      <style:table-row-properties fo:keep-together="auto"/>
    </style:style>
    <style:style style:name="Tabelle16.A1" style:family="table-cell">
      <style:table-cell-properties style:vertical-align="" fo:padding="0cm" fo:border="0.75pt solid #000001"/>
    </style:style>
    <style:style style:name="Tabelle17" style:family="table">
      <style:table-properties style:width="16.118cm" fo:margin-left="-0.123cm" table:align="left"/>
    </style:style>
    <style:style style:name="Tabelle17.A" style:family="table-column">
      <style:table-column-properties style:column-width="4.057cm"/>
    </style:style>
    <style:style style:name="Tabelle17.B" style:family="table-column">
      <style:table-column-properties style:column-width="4.059cm"/>
    </style:style>
    <style:style style:name="Tabelle17.D" style:family="table-column">
      <style:table-column-properties style:column-width="3.944cm"/>
    </style:style>
    <style:style style:name="Tabelle17.1" style:family="table-row">
      <style:table-row-properties fo:keep-together="auto"/>
    </style:style>
    <style:style style:name="Tabelle17.A1" style:family="table-cell">
      <style:table-cell-properties style:vertical-align="" fo:padding="0cm" fo:border="0.75pt solid #000001"/>
    </style:style>
    <style:style style:name="Tabelle18" style:family="table">
      <style:table-properties style:width="16.118cm" fo:margin-left="-0.123cm" table:align="left"/>
    </style:style>
    <style:style style:name="Tabelle18.A" style:family="table-column">
      <style:table-column-properties style:column-width="4.057cm"/>
    </style:style>
    <style:style style:name="Tabelle18.B" style:family="table-column">
      <style:table-column-properties style:column-width="4.059cm"/>
    </style:style>
    <style:style style:name="Tabelle18.D" style:family="table-column">
      <style:table-column-properties style:column-width="3.944cm"/>
    </style:style>
    <style:style style:name="Tabelle18.1" style:family="table-row">
      <style:table-row-properties fo:keep-together="auto"/>
    </style:style>
    <style:style style:name="Tabelle18.A1" style:family="table-cell">
      <style:table-cell-properties style:vertical-align="" fo:padding="0cm" fo:border="0.75pt solid #000001"/>
    </style:style>
    <style:style style:name="Tabelle19" style:family="table">
      <style:table-properties style:width="16.124cm" fo:margin-left="-0.123cm" table:align="left"/>
    </style:style>
    <style:style style:name="Tabelle19.A" style:family="table-column">
      <style:table-column-properties style:column-width="1.113cm"/>
    </style:style>
    <style:style style:name="Tabelle19.B" style:family="table-column">
      <style:table-column-properties style:column-width="5.251cm"/>
    </style:style>
    <style:style style:name="Tabelle19.C" style:family="table-column">
      <style:table-column-properties style:column-width="5.632cm"/>
    </style:style>
    <style:style style:name="Tabelle19.D" style:family="table-column">
      <style:table-column-properties style:column-width="4.128cm"/>
    </style:style>
    <style:style style:name="Tabelle19.1" style:family="table-row">
      <style:table-row-properties fo:keep-together="auto"/>
    </style:style>
    <style:style style:name="Tabelle19.A1" style:family="table-cell">
      <style:table-cell-properties style:vertical-align="" fo:padding="0cm" fo:border-left="0.75pt solid #000001" fo:border-right="0.75pt solid #000001" fo:border-top="0.75pt solid #000001" fo:border-bottom="none"/>
    </style:style>
    <style:style style:name="Tabelle19.A3" style:family="table-cell">
      <style:table-cell-properties style:vertical-align="" fo:padding="0cm" fo:border-left="0.75pt solid #000001" fo:border-right="0.75pt solid #000001" fo:border-top="none" fo:border-bottom="none"/>
    </style:style>
    <style:style style:name="Tabelle19.B3" style:family="table-cell">
      <style:table-cell-properties style:vertical-align="" fo:padding="0cm" fo:border="0.75pt solid #000001"/>
    </style:style>
    <style:style style:name="Tabelle20" style:family="table">
      <style:table-properties style:width="12.488cm" fo:margin-left="-0.123cm" table:align="left"/>
    </style:style>
    <style:style style:name="Tabelle20.A" style:family="table-column">
      <style:table-column-properties style:column-width="1.676cm"/>
    </style:style>
    <style:style style:name="Tabelle20.B" style:family="table-column">
      <style:table-column-properties style:column-width="10.813cm"/>
    </style:style>
    <style:style style:name="Tabelle20.1" style:family="table-row">
      <style:table-row-properties fo:keep-together="auto"/>
    </style:style>
    <style:style style:name="Tabelle20.A1" style:family="table-cell">
      <style:table-cell-properties style:vertical-align="" fo:padding="0cm" fo:border-left="none" fo:border-right="0.75pt solid #000001" fo:border-top="1.5pt solid #000001" fo:border-bottom="0.75pt solid #000001"/>
    </style:style>
    <style:style style:name="Tabelle20.B1" style:family="table-cell">
      <style:table-cell-properties style:vertical-align="" fo:padding="0cm" fo:border-left="none" fo:border-right="none" fo:border-top="1.5pt solid #000001" fo:border-bottom="0.75pt solid #000001"/>
    </style:style>
    <style:style style:name="Tabelle20.A2" style:family="table-cell">
      <style:table-cell-properties style:vertical-align="" fo:padding="0cm" fo:border-left="none" fo:border-right="0.75pt solid #000001" fo:border-top="none" fo:border-bottom="none"/>
    </style:style>
    <style:style style:name="Tabelle20.B2" style:family="table-cell">
      <style:table-cell-properties style:vertical-align="" fo:padding="0cm" fo:border="none"/>
    </style:style>
    <style:style style:name="Tabelle20.A9" style:family="table-cell">
      <style:table-cell-properties style:vertical-align="" fo:padding="0cm" fo:border-left="none" fo:border-right="0.75pt solid #000001" fo:border-top="none" fo:border-bottom="1.5pt solid #000001"/>
    </style:style>
    <style:style style:name="Tabelle20.B9" style:family="table-cell">
      <style:table-cell-properties style:vertical-align="" fo:padding="0cm" fo:border-left="none" fo:border-right="none" fo:border-top="none" fo:border-bottom="1.5pt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start" style:justify-single-word="false" fo:orphans="2" fo:widows="2" fo:text-indent="0cm" style:auto-text-indent="false" style:vertical-align="baseline"/>
    </style:style>
    <style:style style:name="P3"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style:font-size-asian="14pt" style:language-asian="de" style:country-asian="DE" style:font-weight-asian="bold"/>
    </style:style>
    <style:style style:name="P4" style:family="paragraph" style:parent-style-name="Standard">
      <style:paragraph-properties fo:margin-left="0cm" fo:margin-right="0cm" fo:text-align="center" style:justify-single-word="false" fo:orphans="2" fo:widows="2" fo:text-indent="0cm" style:auto-text-indent="false" style:vertical-align="baseline"/>
      <style:text-properties style:font-name="Times New Roman1" fo:font-size="20pt" fo:language="de" fo:country="DE" fo:font-weight="bold" style:font-size-asian="20pt" style:language-asian="de" style:country-asian="DE" style:font-weight-asian="bold"/>
    </style:style>
    <style:style style:name="P5"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2pt" fo:language="de" fo:country="DE" style:font-size-asian="12pt" style:language-asian="de" style:country-asian="DE"/>
    </style:style>
    <style:style style:name="P6" style:family="paragraph" style:parent-style-name="Standard">
      <style:paragraph-properties fo:margin-left="0cm" fo:margin-right="0cm" fo:text-align="justify" style:justify-single-word="false" fo:orphans="2" fo:widows="2" fo:text-indent="0cm" style:auto-text-indent="false" style:vertical-align="baseline"/>
      <style:text-properties style:font-name="Times New Roman1" fo:font-size="12pt" fo:language="de" fo:country="DE" style:font-size-asian="12pt" style:language-asian="de" style:country-asian="DE"/>
    </style:style>
    <style:style style:name="P7"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0pt" fo:language="de" fo:country="DE" style:font-size-asian="10pt" style:language-asian="de" style:country-asian="DE"/>
    </style:style>
    <style:style style:name="P8" style:family="paragraph" style:parent-style-name="Standard">
      <style:paragraph-properties fo:margin-left="0cm" fo:margin-right="0cm" fo:text-align="center" style:justify-single-word="false" fo:orphans="2" fo:widows="2" fo:text-indent="0cm" style:auto-text-indent="false" style:vertical-align="baseline"/>
      <style:text-properties style:font-name="Century Schoolbook" fo:font-size="12pt" fo:language="de" fo:country="DE" fo:font-weight="bold" style:font-size-asian="12pt" style:language-asian="de" style:country-asian="DE" style:font-weight-asian="bold"/>
    </style:style>
    <style:style style:name="P9" style:family="paragraph" style:parent-style-name="Standard">
      <style:paragraph-properties fo:margin-left="0cm" fo:margin-right="0cm" fo:text-align="center" style:justify-single-word="false" fo:orphans="2" fo:widows="2" fo:text-indent="0cm" style:auto-text-indent="false" style:vertical-align="baseline"/>
      <style:text-properties style:font-name="Century Schoolbook" fo:font-size="14pt" fo:language="de" fo:country="DE" fo:font-weight="bold" style:font-size-asian="14pt" style:language-asian="de" style:country-asian="DE" style:font-weight-asian="bold"/>
    </style:style>
    <style:style style:name="P10" style:family="paragraph" style:parent-style-name="Standard">
      <style:paragraph-properties fo:margin-left="0cm" fo:margin-right="0cm" fo:text-align="start" style:justify-single-word="false" fo:orphans="2" fo:widows="2" fo:text-indent="0cm" style:auto-text-indent="false" style:vertical-align="baseline"/>
      <style:text-properties style:font-name="Century Schoolbook" fo:font-size="11pt" fo:language="de" fo:country="DE" style:font-size-asian="11pt" style:language-asian="de" style:country-asian="DE"/>
    </style:style>
    <style:style style:name="P11" style:family="paragraph" style:parent-style-name="Standard">
      <style:paragraph-properties fo:margin-left="0cm" fo:margin-right="0cm" fo:text-align="justify" style:justify-single-word="false" fo:orphans="2" fo:widows="2" fo:text-indent="0cm" style:auto-text-indent="false" style:vertical-align="baseline"/>
    </style:style>
    <style:style style:name="P12" style:family="paragraph" style:parent-style-name="Standard">
      <style:paragraph-properties fo:margin-left="0cm" fo:margin-right="0cm" fo:text-align="center" style:justify-single-word="false" fo:orphans="2" fo:widows="2" fo:text-indent="0cm" style:auto-text-indent="false" fo:break-before="page" style:vertical-align="baseline"/>
      <style:text-properties style:font-name="Century Schoolbook" fo:font-size="14pt" fo:language="de" fo:country="DE" fo:font-weight="bold" style:font-size-asian="14pt" style:language-asian="de" style:country-asian="DE" style:font-weight-asian="bold"/>
    </style:style>
    <style:style style:name="P13" style:family="paragraph" style:parent-style-name="Standard">
      <style:paragraph-properties fo:break-before="page"/>
    </style:style>
    <style:style style:name="P14" style:family="paragraph" style:parent-style-name="Standard" style:master-page-name="First_20_Page">
      <style:paragraph-properties fo:margin-left="0cm" fo:margin-right="0cm" fo:text-align="start" style:justify-single-word="false" fo:orphans="2" fo:widows="2" fo:text-indent="0cm" style:auto-text-indent="false" style:page-number="auto" style:vertical-align="baseline"/>
      <style:text-properties style:font-name="Times New Roman1" fo:font-size="14pt" fo:language="de" fo:country="DE" fo:font-weight="bold" style:font-size-asian="14pt" style:language-asian="de" style:country-asian="DE" style:font-weight-asian="bold"/>
    </style:style>
    <style:style style:name="P15"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style:font-size-asian="14pt" style:language-asian="de" style:country-asian="DE" style:font-weight-asian="bold"/>
    </style:style>
    <style:style style:name="P16"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officeooo:paragraph-rsid="001b9c15" style:font-size-asian="14pt" style:language-asian="de" style:country-asian="DE" style:font-weight-asian="bold"/>
    </style:style>
    <style:style style:name="P17" style:family="paragraph" style:parent-style-name="Standard">
      <style:paragraph-properties fo:margin-left="0cm" fo:margin-right="0cm" fo:text-align="center" style:justify-single-word="false" fo:orphans="2" fo:widows="2" fo:text-indent="0cm" style:auto-text-indent="false" style:vertical-align="baseline"/>
      <style:text-properties style:font-name="Times New Roman1" fo:font-size="20pt" fo:language="de" fo:country="DE" fo:font-weight="bold" style:font-size-asian="20pt" style:language-asian="de" style:country-asian="DE" style:font-weight-asian="bold"/>
    </style:style>
    <style:style style:name="P18" style:family="paragraph" style:parent-style-name="Standard">
      <style:paragraph-properties fo:margin-left="0cm" fo:margin-right="0cm" fo:text-align="justify" style:justify-single-word="false" fo:orphans="2" fo:widows="2" fo:text-indent="0cm" style:auto-text-indent="false" style:vertical-align="baseline"/>
      <style:text-properties style:font-name="Times New Roman1" fo:font-size="12pt" fo:language="de" fo:country="DE" style:font-size-asian="12pt" style:language-asian="de" style:country-asian="DE"/>
    </style:style>
    <style:style style:name="P19"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2pt" fo:language="de" fo:country="DE" style:font-size-asian="12pt" style:language-asian="de" style:country-asian="DE"/>
    </style:style>
    <style:style style:name="P20" style:family="paragraph" style:parent-style-name="Standard">
      <style:paragraph-properties fo:margin-left="0cm" fo:margin-right="0cm" fo:text-align="center" style:justify-single-word="false" fo:orphans="2" fo:widows="2" fo:text-indent="0cm" style:auto-text-indent="false" style:vertical-align="baseline"/>
      <style:text-properties style:font-name="Times New Roman1" fo:font-size="12pt" fo:language="de" fo:country="DE" style:font-size-asian="12pt" style:language-asian="de" style:country-asian="DE"/>
    </style:style>
    <style:style style:name="P21" style:family="paragraph" style:parent-style-name="Standard">
      <style:paragraph-properties fo:margin-left="0cm" fo:margin-right="0cm" fo:text-align="center" style:justify-single-word="false" fo:orphans="2" fo:widows="2" fo:text-indent="0cm" style:auto-text-indent="false" style:vertical-align="baseline"/>
      <style:text-properties fo:font-variant="normal" fo:text-transform="none" style:font-name="Century Schoolbook" fo:font-size="14pt" fo:language="de" fo:country="DE" fo:font-weight="bold" style:font-size-asian="14pt" style:language-asian="de" style:country-asian="DE" style:font-weight-asian="bold"/>
    </style:style>
    <style:style style:name="P22" style:family="paragraph" style:parent-style-name="Standard">
      <style:paragraph-properties fo:margin-left="0cm" fo:margin-right="0cm" fo:text-align="justify" style:justify-single-word="false" fo:orphans="2" fo:widows="2" fo:text-indent="0cm" style:auto-text-indent="false" fo:break-before="page" style:vertical-align="baseline"/>
      <style:text-properties style:font-name="Times New Roman1" fo:font-size="12pt" fo:language="de" fo:country="DE" style:font-size-asian="12pt" style:language-asian="de" style:country-asian="DE"/>
    </style:style>
    <style:style style:name="P23" style:family="paragraph" style:parent-style-name="Standard">
      <style:text-properties fo:font-size="14pt" fo:font-style="italic" fo:font-weight="normal" officeooo:rsid="001b02c9" officeooo:paragraph-rsid="001b9c15" style:font-size-asian="14pt" style:font-size-complex="14pt"/>
    </style:style>
    <style:style style:name="P24"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keep-with-next="always" style:vertical-align="baseline"/>
    </style:style>
    <style:style style:name="P25"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keep-with-next="always" style:vertical-align="baseline"/>
      <style:text-properties style:font-name="Arial2" fo:font-size="12pt" fo:language="de" fo:country="DE" fo:font-style="italic" fo:font-weight="bold" style:font-size-asian="12pt" style:language-asian="de" style:country-asian="DE" style:font-style-asian="italic" style:font-weight-asian="bold"/>
    </style:style>
    <style:style style:name="P26"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break-before="page" fo:keep-with-next="always" style:vertical-align="baseline"/>
      <style:text-properties style:font-name="Arial2" fo:font-size="12pt" fo:language="de" fo:country="DE" fo:font-style="italic" fo:font-weight="bold" style:font-size-asian="12pt" style:language-asian="de" style:country-asian="DE" style:font-style-asian="italic" style:font-weight-asian="bold"/>
    </style:style>
    <style:style style:name="P27" style:family="paragraph" style:parent-style-name="Heading_20_3">
      <style:paragraph-properties fo:margin-left="0cm" fo:margin-right="0cm" fo:margin-top="0.423cm" fo:margin-bottom="0.106cm" style:contextual-spacing="false" fo:text-align="start" style:justify-single-word="false" fo:orphans="2" fo:widows="2" fo:text-indent="0cm" style:auto-text-indent="false" fo:keep-with-next="always" style:vertical-align="baseline"/>
    </style:style>
    <style:style style:name="P28" style:family="paragraph" style:parent-style-name="Heading_20_3">
      <style:paragraph-properties fo:margin-left="0cm" fo:margin-right="0cm" fo:margin-top="0.423cm" fo:margin-bottom="0.106cm" style:contextual-spacing="false" fo:text-align="start" style:justify-single-word="false" fo:orphans="2" fo:widows="2" fo:text-indent="0cm" style:auto-text-indent="false" fo:keep-with-next="always" style:vertical-align="baseline"/>
      <style:text-properties style:font-name="Times New Roman1" fo:font-size="12pt" fo:language="de" fo:country="DE" fo:font-weight="bold" style:font-size-asian="12pt" style:language-asian="de" style:country-asian="DE" style:font-weight-asian="bold"/>
    </style:style>
    <style:style style:name="P29" style:family="paragraph" style:parent-style-name="Contents_20_2">
      <style:paragraph-properties>
        <style:tab-stops>
          <style:tab-stop style:position="15.998cm" style:type="right" style:leader-style="dotted" style:leader-text="."/>
        </style:tab-stops>
      </style:paragraph-properties>
    </style:style>
    <style:style style:name="P30"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break-before="page" fo:keep-with-next="always" style:vertical-align="baseline"/>
    </style:style>
    <style:style style:name="P31"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break-before="page" fo:keep-with-next="always" style:vertical-align="baseline"/>
      <style:text-properties style:font-name="Arial2" fo:font-size="14pt" fo:language="de" fo:country="DE" fo:font-weight="bold" style:letter-kerning="true" style:font-size-asian="14pt" style:language-asian="de" style:country-asian="DE" style:font-weight-asian="bold"/>
    </style:style>
    <style:style style:name="P32"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keep-with-next="always" style:vertical-align="baseline"/>
      <style:text-properties style:font-name="Arial2" fo:font-size="14pt" fo:language="de" fo:country="DE" fo:font-weight="bold" style:letter-kerning="true" style:font-size-asian="14pt" style:language-asian="de" style:country-asian="DE" style:font-weight-asian="bold"/>
    </style:style>
    <style:style style:name="P33" style:family="paragraph" style:parent-style-name="Contents_20_3">
      <style:paragraph-properties>
        <style:tab-stops>
          <style:tab-stop style:position="15.998cm" style:type="right" style:leader-style="dotted" style:leader-text="."/>
        </style:tab-stops>
      </style:paragraph-properties>
    </style:style>
    <style:style style:name="P34" style:family="paragraph" style:parent-style-name="Contents_20_1">
      <style:paragraph-properties>
        <style:tab-stops>
          <style:tab-stop style:position="15.998cm" style:type="right" style:leader-style="dotted" style:leader-text="."/>
        </style:tab-stops>
      </style:paragraph-properties>
    </style:style>
    <style:style style:name="T1" style:family="text">
      <style:text-properties style:font-name="Times New Roman1" fo:font-size="12pt" fo:language="de" fo:country="DE" fo:font-weight="bold" style:font-size-asian="12pt" style:language-asian="de" style:country-asian="DE" style:font-weight-asian="bold"/>
    </style:style>
    <style:style style:name="T2" style:family="text">
      <style:text-properties style:font-name="Arial2" fo:font-size="14pt" fo:language="de" fo:country="DE" fo:font-weight="bold" style:letter-kerning="true" style:font-size-asian="14pt" style:language-asian="de" style:country-asian="DE" style:font-weight-asian="bold"/>
    </style:style>
    <style:style style:name="T3" style:family="text">
      <style:text-properties style:font-name="Arial2" fo:font-size="12pt" fo:language="de" fo:country="DE" fo:font-style="italic" fo:font-weight="bold" style:font-size-asian="12pt" style:language-asian="de" style:country-asian="DE" style:font-style-asian="italic" style:font-weight-asian="bold"/>
    </style:style>
    <style:style style:name="T4" style:family="text">
      <style:text-properties officeooo:rsid="001b9c15"/>
    </style:style>
    <style:style style:name="fr1" style:family="graphic" style:parent-style-name="OLE">
      <style:graphic-properties style:vertical-pos="top" style:vertical-rel="baseline" draw:ole-draw-aspect="1" draw:visible-area-top="0cm" draw:visible-area-width="5.001cm" draw:visible-area-height="5.001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achhochschule Hannover<text:tab/><text:tab/><text:tab/><text:tab/><text:tab/><text:tab/>Versuch Nr. 12</text:p>
      <text:p text:style-name="P3">Fachbereich Elektrotechnik<text:tab/></text:p>
      <text:p text:style-name="P3">Labor für Datenverarbeitung</text:p>
      <text:p text:style-name="P3">Leitung: Prof. <text:s/>Stricker</text:p>
      <text:p text:style-name="P3"/>
      <text:p text:style-name="P3"/>
      <text:p text:style-name="P3"/>
      <text:p text:style-name="P4">Bericht zu den Übungen im Labor </text:p>
      <text:p text:style-name="P4">Datenverarbeitung</text:p>
      <text:p text:style-name="P4"/>
      <text:p text:style-name="P4">Versuch:</text:p>
      <text:p text:style-name="P4">Datenkompress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Copyright <text:span text:style-name="T4">2000</text:span>-2015 Rolf Hemmerling</text:p>
      <text:p text:style-name="P23">Licensed under the Apache License, Version 2.0</text:p>
      <text:p text:style-name="P16"/>
      <text:p text:style-name="P3">Name: Rolf Hemmerling</text:p>
      <text:p text:style-name="P3">Semester: I8</text:p>
      <text:p text:style-name="P3"/>
      <text:p text:style-name="P3">Gruppe: Rolf Hemmerling</text:p>
      <text:p text:style-name="P3">Hannover, den 17.03.2000</text:p>
      <text:p text:style-name="P8"/>
      <text:p text:style-name="P12"/>
      <text:p text:style-name="P9"/>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2248_1069820751" text:style-name="Index_20_Link" text:visited-style-name="Index_20_Link">Einleitung<text:tab/>4</text:a></text:p>
          <text:p text:style-name="P34"><text:a xlink:type="simple" xlink:href="#__RefHeading__2250_1069820751" text:style-name="Index_20_Link" text:visited-style-name="Index_20_Link">Programmausführung<text:tab/>4</text:a></text:p>
          <text:p text:style-name="P34"><text:a xlink:type="simple" xlink:href="#__RefHeading__2252_1069820751" text:style-name="Index_20_Link" text:visited-style-name="Index_20_Link">Testen der Programme<text:tab/>4</text:a></text:p>
          <text:p text:style-name="P29"><text:a xlink:type="simple" xlink:href="#__RefHeading__2254_1069820751" text:style-name="Index_20_Link" text:visited-style-name="Index_20_Link">Nachrechnung<text:tab/>7</text:a></text:p>
          <text:p text:style-name="P29"><text:a xlink:type="simple" xlink:href="#__RefHeading__2256_1069820751" text:style-name="Index_20_Link" text:visited-style-name="Index_20_Link">Ersparnisberechnung <text:s/>(Gegenrechnung)<text:tab/>7</text:a></text:p>
          <text:p text:style-name="P29"><text:a xlink:type="simple" xlink:href="#__RefHeading__2258_1069820751" text:style-name="Index_20_Link" text:visited-style-name="Index_20_Link">Besonderheiten<text:tab/>8</text:a></text:p>
          <text:p text:style-name="P33"><text:a xlink:type="simple" xlink:href="#__RefHeading__2260_1069820751" text:style-name="Index_20_Link" text:visited-style-name="Index_20_Link">Nach einer unkomprimierten Zeichenfolge beginnt eine komprimierbare Zeichenfolge. <text:tab/>8</text:a></text:p>
          <text:p text:style-name="P33"><text:a xlink:type="simple" xlink:href="#__RefHeading__2262_1069820751" text:style-name="Index_20_Link" text:visited-style-name="Index_20_Link">Nach 126 unkomprimierten Zeichen beginnt eine komprimierbare Zeichenfolge<text:tab/>8</text:a></text:p>
          <text:p text:style-name="P34"><text:a xlink:type="simple" xlink:href="#__RefHeading__2264_1069820751" text:style-name="Index_20_Link" text:visited-style-name="Index_20_Link">Die Programme<text:tab/>8</text:a></text:p>
          <text:p text:style-name="P29"><text:a xlink:type="simple" xlink:href="#__RefHeading__2266_1069820751" text:style-name="Index_20_Link" text:visited-style-name="Index_20_Link">Problem-Analyse und Software-Design<text:tab/>8</text:a></text:p>
          <text:p text:style-name="P29"><text:a xlink:type="simple" xlink:href="#__RefHeading__2268_1069820751" text:style-name="Index_20_Link" text:visited-style-name="Index_20_Link">Konzeptstruktogramm für alle drei Programme<text:tab/>8</text:a></text:p>
          <text:p text:style-name="P29"><text:a xlink:type="simple" xlink:href="#__RefHeading__2270_1069820751" text:style-name="Index_20_Link" text:visited-style-name="Index_20_Link">Programm „einsdiff“ zur Berechnung der ersten Differenzen<text:tab/>10</text:a></text:p>
          <text:p text:style-name="P29"><text:a xlink:type="simple" xlink:href="#__RefHeading__2272_1069820751" text:style-name="Index_20_Link" text:visited-style-name="Index_20_Link">Programm „zweidiff“ zur Berechnung der zweiten Differenzen<text:tab/>10</text:a></text:p>
          <text:p text:style-name="P29"><text:a xlink:type="simple" xlink:href="#__RefHeading__2274_1069820751" text:style-name="Index_20_Link" text:visited-style-name="Index_20_Link">Programm „datei“ zur Komprimierung von Daten nach dem Lauflängenkomprimierungs-Verfahren<text:tab/>11</text:a></text:p>
          <text:p text:style-name="P34"><text:a xlink:type="simple" xlink:href="#__RefHeading__2276_1069820751" text:style-name="Index_20_Link" text:visited-style-name="Index_20_Link">Kompression verschiedener Signale / Praktischer Teil<text:tab/>15</text:a></text:p>
          <text:p text:style-name="P29"><text:a xlink:type="simple" xlink:href="#__RefHeading__2278_1069820751" text:style-name="Index_20_Link" text:visited-style-name="Index_20_Link"><text:s/>Rechteckspannung<text:tab/>15</text:a></text:p>
          <text:p text:style-name="P29"><text:a xlink:type="simple" xlink:href="#__RefHeading__2280_1069820751" text:style-name="Index_20_Link" text:visited-style-name="Index_20_Link">Gleichspannung<text:tab/>15</text:a></text:p>
          <text:p text:style-name="P29"><text:a xlink:type="simple" xlink:href="#__RefHeading__2282_1069820751" text:style-name="Index_20_Link" text:visited-style-name="Index_20_Link">Rauschspannung<text:tab/>15</text:a></text:p>
          <text:p text:style-name="P29"><text:a xlink:type="simple" xlink:href="#__RefHeading__2284_1069820751" text:style-name="Index_20_Link" text:visited-style-name="Index_20_Link">Dreieckspannung<text:tab/>15</text:a></text:p>
          <text:p text:style-name="P29"><text:a xlink:type="simple" xlink:href="#__RefHeading__2286_1069820751" text:style-name="Index_20_Link" text:visited-style-name="Index_20_Link">Sinusspannung<text:tab/>15</text:a></text:p>
          <text:p text:style-name="P29"><text:a xlink:type="simple" xlink:href="#__RefHeading__2288_1069820751" text:style-name="Index_20_Link" text:visited-style-name="Index_20_Link">Textdatei „ascii.mes“<text:tab/>16</text:a></text:p>
          <text:p text:style-name="P29"><text:a xlink:type="simple" xlink:href="#__RefHeading__2290_1069820751" text:style-name="Index_20_Link" text:visited-style-name="Index_20_Link">Bewertung der Lauflängenkomprimierung<text:tab/>16</text:a></text:p>
          <text:p text:style-name="P34"><text:a xlink:type="simple" xlink:href="#__RefHeading__2292_1069820751" text:style-name="Index_20_Link" text:visited-style-name="Index_20_Link">Beschreibung des Dekompressionsverfahrens<text:tab/>18</text:a></text:p>
          <text:p text:style-name="P34"><text:a xlink:type="simple" xlink:href="#__RefHeading__2294_1069820751" text:style-name="Index_20_Link" text:visited-style-name="Index_20_Link">Die Programmlistings<text:tab/>19</text:a></text:p>
          <text:p text:style-name="P34"><text:soft-page-break/><text:a xlink:type="simple" xlink:href="#__RefHeading__2296_1069820751" text:style-name="Index_20_Link" text:visited-style-name="Index_20_Link">Während des Laborversuchs aufgenommene Screenshots <text:tab/>20</text:a></text:p>
        </text:index-body>
      </text:table-of-content>
      <text:p text:style-name="P21"/>
      <text:p text:style-name="P10"/>
      <text:h text:style-name="P31" text:outline-level="1"><text:bookmark-start text:name="_Toc486769418"/><text:bookmark-start text:name="_Toc486769453"/><text:bookmark-start text:name="__RefHeading__2248_1069820751"/>Einleitung<text:bookmark-end text:name="_Toc486769418"/><text:bookmark-end text:name="_Toc486769453"/><text:bookmark-end text:name="__RefHeading__2248_1069820751"/></text:h>
      <text:p text:style-name="P5"/>
      <text:p text:style-name="P6">In dem Versuch „Datenkompression“ des Datenverarbeitungslabors sollten drei Programme geschrieben werden, die einen Einblick in die Methoden und Algorithmen der Datenkompression digitaler Daten vermitteln. Bei den ersten zwei Programmen „einsdiff“ und „zweidiff“ handelt es sich um keine Kompressionsverfahren, sondern um Programme, die eine Datenaufbereitung vornehmen. Es ist manchmal sinnvoll, Daten zu manipulieren, bevor sie einem Kompressionsverfahren unterworfen werden, um so einen besseren Kompressionsgrad zu erzielen. Die Programme „einsdiff“ und „zweidiff“ wenden dazu das Differenzverfahren an. Beim Differenzverfahren wird nicht das Originalsignal übertragen, sondern die ersten oder zweiten Differenzen des Originalsignals, je nach verwendetem Verfahren.</text:p>
      <text:p text:style-name="P6">Als drittes Programm „datei“ ist von mir ein Kompressionsprogramm nach dem Lauflängen-Verfahren erstellt worden. Die zugrundeliegenden Algorithmen wurden in der Aufgabenstellung ausführlich dargestellt.</text:p>
      <text:p text:style-name="P6"/>
      <text:h text:style-name="P32" text:outline-level="1"><text:bookmark-start text:name="_Toc486769419"/><text:bookmark-start text:name="_Toc486769454"/><text:bookmark-start text:name="__RefHeading__2250_1069820751"/>Programmausführung<text:bookmark-end text:name="_Toc486769419"/><text:bookmark-end text:name="_Toc486769454"/><text:bookmark-end text:name="__RefHeading__2250_1069820751"/></text:h>
      <text:p text:style-name="P6">Die drei Programme sind auf der DOS-Kommandozeile zu starten, als Parameter ist der Name der die auszuwertenden Daten enthaltende Datei zu übergeben.</text:p>
      <text:p text:style-name="P6"/>
      <text:p text:style-name="P6">EINSDIFF ASCII.MES</text:p>
      <text:p text:style-name="P6">ZWEIDIFF ASCII.MES</text:p>
      <text:p text:style-name="P6">DATEI ASCII.MES</text:p>
      <text:p text:style-name="P6"/>
      <text:p text:style-name="P6">Entsprechend den Vorgaben in der Aufgabenstellung werden die Ausgabedateien erzeugt.</text:p>
      <text:p text:style-name="P6"><text:line-break/>Das Programm DATEI gibt zursätzlich auf dem Bildschirm die Dateilänge in Bits sowie den Kompressionsgrad aus.</text:p>
      <text:p text:style-name="P6"/>
      <text:h text:style-name="P32" text:outline-level="1"><text:bookmark-start text:name="_Toc486769420"/><text:bookmark-start text:name="_Toc486769455"/><text:bookmark-start text:name="__RefHeading__2252_1069820751"/>Testen der Programme<text:bookmark-end text:name="_Toc486769420"/><text:bookmark-end text:name="_Toc486769455"/><text:bookmark-end text:name="__RefHeading__2252_1069820751"/></text:h>
      <text:p text:style-name="P6"/>
      <text:p text:style-name="P6">Zum Test können die Programme im Debug-Modus übersetzt werden, in dem zusätzliche informative Ausgaben gemacht werden. Dazu muß die Präprozessor-Variable</text:p>
      <text:p text:style-name="P6"/>
      <text:p text:style-name="P6">#define DEBUGGEN</text:p>
      <text:p text:style-name="P6"/>
      <text:p text:style-name="P6">gesetzt sein.</text:p>
      <text:p text:style-name="P6"/>
      <text:p text:style-name="P6">Als Beispiel sind hier kompletten StdOut - Textausgaben <text:s/>für das Programm DATEI <text:s/>und bei der Verarbeitung der Datei ASCII.MES angegeben:</text:p>
      <text:p text:style-name="P6"/>
      <text:p text:style-name="P22">ASCII.MES:</text:p>
      <table:table table:name="Tabelle1" table:style-name="Tabelle1">
        <table:table-column table:style-name="Tabelle1.A"/>
        <table:table-row table:style-name="Tabelle1.1">
          <table:table-cell table:style-name="Tabelle1.A1" office:value-type="string">
            <text:p text:style-name="P5">Herr von Ribbeck auf Ribbeck</text:p>
            <text:p text:style-name="P5"><text:s text:c="22"/>(Auszug)</text:p>
            <text:p text:style-name="P5"/>
            <text:p text:style-name="P5"><text:s/>Herr von Ribbeck auf Ribbeck im Havelland,</text:p>
            <text:p text:style-name="P5"><text:s/>Ein Birnbaum in seinem Garten stand,</text:p>
            <text:p text:style-name="P5"><text:s/>Und kam die Goldene Herbsteszeit</text:p>
            <text:p text:style-name="P5"><text:s/>Und die Birnen leuchteten weit und breit, </text:p>
            <text:p text:style-name="P5"><text:s/>Da stopfte wenn's Mittag vom Turme scholl,</text:p>
            <text:p text:style-name="P5"><text:s/>Der von Ribbeck sich beide Taschen voll, </text:p>
            <text:p text:style-name="P5"><text:s/>Und kam in Pantinen ein Junge daher,</text:p>
            <text:p text:style-name="P5"><text:s/>So rief er: "Junge, wiste 'ne Beer?"</text:p>
            <text:p text:style-name="P5"><text:s/>Und kam ein M„del, so rief er: "Ltt Dirn, </text:p>
            <text:p text:style-name="P5"><text:s/>Kumm man r”wer, ick hebb `ne Birn."</text:p>
            <text:p text:style-name="P5"/>
            <text:p text:style-name="P6"><text:s/>Theodor Fontane</text:p>
          </table:table-cell>
        </table:table-row>
      </table:table>
      <text:p text:style-name="P6"/>
      <text:p text:style-name="P22">Debug-Modus Ausgabe beim Lauflängenkompressionsverfahren:</text:p>
      <table:table table:name="Tabelle2" table:style-name="Tabelle2">
        <table:table-column table:style-name="Tabelle2.A"/>
        <table:table-row table:style-name="Tabelle2.1">
          <table:table-cell table:style-name="Tabelle2.A1" office:value-type="string">
            <text:p text:style-name="P5">Anzahl der Argumente: 2</text:p>
            <text:p text:style-name="P5"><text:s/>Argument 1: ASCII.mes</text:p>
            <text:p text:style-name="P5">Anzahl der Argument: D</text:p>
            <text:p text:style-name="P5">Argument 1: </text:p>
            <text:p text:style-name="P5"/>
            <text:p text:style-name="P5"/>
            <text:p text:style-name="P5">unkomprimiert (3): He</text:p>
            <text:p text:style-name="P5">laengenkomprimiert (2):r</text:p>
            <text:p text:style-name="P5">unkomprimiert (7): von Ri</text:p>
            <text:p text:style-name="P5">laengenkomprimiert (2):b</text:p>
            <text:p text:style-name="P5">unkomprimiert (10):eck auf Ri</text:p>
            <text:p text:style-name="P5">laengenkomprimiert (2):b</text:p>
            <text:p text:style-name="P5">unkomprimiert (5):eck</text:p>
            <text:p text:style-name="P5"/>
            <text:p text:style-name="P5">laengenkomprimiert (22): </text:p>
            <text:p text:style-name="P5">unkomprimiert (15):(Auszug)</text:p>
            <text:p text:style-name="P5"/>
            <text:p text:style-name="P5"><text:s/>He</text:p>
            <text:p text:style-name="P5">laengenkomprimiert (2):r</text:p>
            <text:p text:style-name="P5">unkomprimiert (7): von Ri</text:p>
            <text:p text:style-name="P5">laengenkomprimiert (2):b</text:p>
            <text:p text:style-name="P5">unkomprimiert (10):eck auf Ri</text:p>
            <text:p text:style-name="P5">laengenkomprimiert (2):b</text:p>
            <text:p text:style-name="P5">unkomprimiert (11):eck im Have</text:p>
            <text:p text:style-name="P5">laengenkomprimiert (2):l</text:p>
            <text:p text:style-name="P5">unkomprimiert (127):and,</text:p>
            <text:p text:style-name="P5"><text:s/>Ein Birnbaum in seinem Garten stand,</text:p>
            <text:p text:style-name="P5"><text:s/>Und kam die Goldene Herbsteszeit</text:p>
            <text:p text:style-name="P5"><text:s/>Und die Birnen leuchteten weit und breit, </text:p>
            <text:p text:style-name="P5"><text:s/>D</text:p>
            <text:p text:style-name="P5">unkomprimiert (12):a stopfte we</text:p>
            <text:p text:style-name="P5">laengenkomprimiert (2):n</text:p>
            <text:p text:style-name="P5">unkomprimiert (5):'s Mi</text:p>
            <text:p text:style-name="P5">laengenkomprimiert (2):t</text:p>
            <text:p text:style-name="P5">unkomprimiert (17):ag vom Turme scho</text:p>
            <text:p text:style-name="P5">laengenkomprimiert (2):l</text:p>
            <text:p text:style-name="P5">unkomprimiert (14):,</text:p>
            <text:p text:style-name="P5"><text:s/>Der von Ri</text:p>
            <text:p text:style-name="P5">laengenkomprimiert (2):b</text:p>
            <text:p text:style-name="P5">unkomprimiert (25):eck sich beide Taschen vo</text:p>
            <text:p text:style-name="P5">laengenkomprimiert (2):l</text:p>
            <text:p text:style-name="P5">unkomprimiert (75):, </text:p>
            <text:p text:style-name="P5"><text:s/>Und kam in Pantinen ein Junge daher,</text:p>
            <text:p text:style-name="P5"><text:s/>So rief er: "Junge, wiste 'ne B</text:p>
            <text:p text:style-name="P5">laengenkomprimiert (2):e</text:p>
            <text:p text:style-name="P5">unkomprimiert (40):r?"</text:p>
            <text:p text:style-name="P5"><text:s/>Und kam ein M„del, so rief er: "L</text:p>
            <text:p text:style-name="P5">laengenkomprimiert (2):t</text:p>
            <text:p text:style-name="P5"><text:soft-page-break/>unkomprimiert (12): Dirn, </text:p>
            <text:p text:style-name="P5"><text:s/>Ku</text:p>
            <text:p text:style-name="P5">laengenkomprimiert (2):m</text:p>
            <text:p text:style-name="P5">unkomprimiert (18): man r”wer, ick he</text:p>
            <text:p text:style-name="P5">laengenkomprimiert (2):b</text:p>
            <text:p text:style-name="P5">unkomprimiert (33): `ne Birn."</text:p>
            <text:p text:style-name="P5"/>
            <text:p text:style-name="P5"><text:s/>Theodor Fontane</text:p>
            <text:p text:style-name="P5"/>
            <text:p text:style-name="P5">Dateilaenge: 3992 Bit</text:p>
            <text:p text:style-name="P5">Kompressionsgrad: 0.200000 %</text:p>
            <text:p text:style-name="P6">Schreibe ASCII.m__ ... O.K.!</text:p>
          </table:table-cell>
        </table:table-row>
      </table:table>
      <text:p text:style-name="P6"/>
      <text:p text:style-name="P6">Original Dateilänge = 500 Bytes</text:p>
      <text:h text:style-name="P25" text:outline-level="2"><text:bookmark-start text:name="_Toc486769421"/><text:bookmark-start text:name="_Toc486769456"/><text:bookmark-start text:name="__RefHeading__2254_1069820751"/>Nachrechnung<text:bookmark-end text:name="_Toc486769421"/><text:bookmark-end text:name="_Toc486769456"/><text:bookmark-end text:name="__RefHeading__2254_1069820751"/></text:h>
      <text:p text:style-name="P6">19 unkomprimierte Zeichenketten = 19 * 1 Zählzeichen + 446 Zeichen</text:p>
      <text:p text:style-name="P6">17 komprimierbare Zeichenketten = 17 * 1 Zählzeichen + 17 * 1 Zeichen</text:p>
      <text:p text:style-name="P6">Summe = 499 Zeichen</text:p>
      <text:p text:style-name="P6">Ersparnis = 1 Byte</text:p>
      <text:p text:style-name="P6">Kompressionsgrad = 0.2 %</text:p>
      <text:p text:style-name="P6"/>
      <text:h text:style-name="P25" text:outline-level="2"><text:bookmark-start text:name="_Toc486769422"/><text:bookmark-start text:name="_Toc486769457"/><text:bookmark-start text:name="__RefHeading__2256_1069820751"/>Ersparnisberechnung <text:s/>(Gegenrechnung)<text:bookmark-end text:name="_Toc486769422"/><text:bookmark-end text:name="_Toc486769457"/><text:bookmark-end text:name="__RefHeading__2256_1069820751"/></text:h>
      <text:p text:style-name="P6">1 komprimierbare Zeichenkette (22 Wiederholungen) = 20 Bytes Ersparnis</text:p>
      <text:p text:style-name="P6">16 komprimierbare Zeichenketten ( 1 <text:s/>Wiederholung) = 0 Bytes Ersparnis</text:p>
      <text:p text:style-name="P6">19 komprimierbare Zeichenketten = - 19 Bytes zusätzlicher Aufwand</text:p>
      <text:p text:style-name="P6">Summe = 1 Byte Ersparnis</text:p>
      <text:p text:style-name="P6">Kompressionsgrad = 0.2 %</text:p>
      <text:p text:style-name="P6"/>
      <text:h text:style-name="P26" text:outline-level="2"><text:bookmark-start text:name="_Toc486769423"/><text:bookmark-start text:name="_Toc486769458"/><text:bookmark-start text:name="__RefHeading__2258_1069820751"/>Besonderheiten<text:bookmark-end text:name="_Toc486769423"/><text:bookmark-end text:name="_Toc486769458"/><text:bookmark-end text:name="__RefHeading__2258_1069820751"/></text:h>
      <text:p text:style-name="P6">Folgende Fälle mußten bei der Entwicklung des Algorithmus zur Lauflängenkomprimierung im Besonderen berücksichtigt werden.In Klammern stehen hier die Werte der Zählzeichen:</text:p>
      <text:p text:style-name="P6"/>
      <text:h text:style-name="P27" text:outline-level="3"><text:bookmark-start text:name="__RefHeading__2260_1069820751"/><text:bookmark-start text:name="_Toc486769424"/><text:bookmark-start text:name="_Toc486769459"/><text:span text:style-name="T1">Nach einer unkomprimierten Zeichenfolge beginnt eine komprimierbare Zeichenfolge.</text:span><text:bookmark-end text:name="_Toc486769424"/><text:bookmark-end text:name="_Toc486769459"/><text:span text:style-name="T1"> </text:span><text:bookmark-end text:name="__RefHeading__2260_1069820751"/></text:h>
      <text:p text:style-name="P6"/>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B"/>
        <table:table-column table:style-name="Tabelle3.G"/>
        <table:table-row table:style-name="Tabelle3.1">
          <table:table-cell table:style-name="Tabelle3.A1" office:value-type="string">
            <text:p text:style-name="P6">Eingangsfolge</text:p>
          </table:table-cell>
          <table:table-cell table:style-name="Tabelle3.A1" office:value-type="string">
            <text:p text:style-name="P6">64</text:p>
          </table:table-cell>
          <table:table-cell table:style-name="Tabelle3.A1" office:value-type="string">
            <text:p text:style-name="P6">65</text:p>
          </table:table-cell>
          <table:table-cell table:style-name="Tabelle3.A1" office:value-type="string">
            <text:p text:style-name="P6">66</text:p>
          </table:table-cell>
          <table:table-cell table:style-name="Tabelle3.A1" office:value-type="string">
            <text:p text:style-name="P6">67</text:p>
          </table:table-cell>
          <table:table-cell table:style-name="Tabelle3.A1" office:value-type="string">
            <text:p text:style-name="P6">67</text:p>
          </table:table-cell>
          <table:table-cell table:style-name="Tabelle3.A1" office:value-type="string">
            <text:p text:style-name="P6"/>
          </table:table-cell>
        </table:table-row>
        <table:table-row table:style-name="Tabelle3.1">
          <table:table-cell table:style-name="Tabelle3.A1" office:value-type="string">
            <text:p text:style-name="P6">Ausgangsfolge nach Verarbeitung von 4 Bytes</text:p>
          </table:table-cell>
          <table:table-cell table:style-name="Tabelle3.A1" office:value-type="string">
            <text:p text:style-name="P6">(4)</text:p>
          </table:table-cell>
          <table:table-cell table:style-name="Tabelle3.A1" office:value-type="string">
            <text:p text:style-name="P6">64</text:p>
          </table:table-cell>
          <table:table-cell table:style-name="Tabelle3.A1" office:value-type="string">
            <text:p text:style-name="P6">65</text:p>
          </table:table-cell>
          <table:table-cell table:style-name="Tabelle3.A1" office:value-type="string">
            <text:p text:style-name="P6">66</text:p>
          </table:table-cell>
          <table:table-cell table:style-name="Tabelle3.A1" office:value-type="string">
            <text:p text:style-name="P6">67</text:p>
          </table:table-cell>
          <table:table-cell table:style-name="Tabelle3.A1" office:value-type="string">
            <text:p text:style-name="P6"/>
          </table:table-cell>
        </table:table-row>
        <table:table-row table:style-name="Tabelle3.1">
          <table:table-cell table:style-name="Tabelle3.A1" office:value-type="string">
            <text:p text:style-name="P6">Ausgangsfolge nach Verarbeitung von 5 Bytes</text:p>
          </table:table-cell>
          <table:table-cell table:style-name="Tabelle3.A1" office:value-type="string">
            <text:p text:style-name="P6">(3)</text:p>
          </table:table-cell>
          <table:table-cell table:style-name="Tabelle3.A1" office:value-type="string">
            <text:p text:style-name="P6">64</text:p>
          </table:table-cell>
          <table:table-cell table:style-name="Tabelle3.A1" office:value-type="string">
            <text:p text:style-name="P6">65</text:p>
          </table:table-cell>
          <table:table-cell table:style-name="Tabelle3.A1" office:value-type="string">
            <text:p text:style-name="P6">66</text:p>
          </table:table-cell>
          <table:table-cell table:style-name="Tabelle3.A1" office:value-type="string">
            <text:p text:style-name="P6">(2)</text:p>
          </table:table-cell>
          <table:table-cell table:style-name="Tabelle3.A1" office:value-type="string">
            <text:p text:style-name="P6">67</text:p>
          </table:table-cell>
        </table:table-row>
      </table:table>
      <text:p text:style-name="P6"/>
      <text:h text:style-name="P28" text:outline-level="3"><text:bookmark-start text:name="_Toc486769425"/><text:bookmark-start text:name="_Toc486769460"/><text:bookmark-start text:name="__RefHeading__2262_1069820751"/>Nach 126 unkomprimierten Zeichen beginnt eine komprimierbare Zeichenfolge<text:bookmark-end text:name="_Toc486769425"/><text:bookmark-end text:name="_Toc486769460"/><text:bookmark-end text:name="__RefHeading__2262_1069820751"/></text:h>
      <text:p text:style-name="P6"/>
      <table:table table:name="Tabelle4" table:style-name="Tabelle4">
        <table:table-column table:style-name="Tabelle4.A"/>
        <table:table-column table:style-name="Tabelle4.B"/>
        <table:table-column table:style-name="Tabelle4.C" table:number-columns-repeated="3"/>
        <table:table-column table:style-name="Tabelle4.F"/>
        <table:table-column table:style-name="Tabelle4.G"/>
        <table:table-row table:style-name="Tabelle4.1">
          <table:table-cell table:style-name="Tabelle4.A1" office:value-type="string">
            <text:p text:style-name="P6">Eingangsfolge</text:p>
          </table:table-cell>
          <table:table-cell table:style-name="Tabelle4.A1" office:value-type="string">
            <text:p text:style-name="P6">..</text:p>
          </table:table-cell>
          <table:table-cell table:style-name="Tabelle4.A1" office:value-type="string">
            <text:p text:style-name="P6">65</text:p>
          </table:table-cell>
          <table:table-cell table:style-name="Tabelle4.A1" office:value-type="string">
            <text:p text:style-name="P6">66</text:p>
          </table:table-cell>
          <table:table-cell table:style-name="Tabelle4.A1" office:value-type="string">
            <text:p text:style-name="P6">67</text:p>
          </table:table-cell>
          <table:table-cell table:style-name="Tabelle4.A1" office:value-type="string">
            <text:p text:style-name="P6">67</text:p>
          </table:table-cell>
          <table:table-cell table:style-name="Tabelle4.A1" office:value-type="string">
            <text:p text:style-name="P6"/>
          </table:table-cell>
        </table:table-row>
        <table:table-row table:style-name="Tabelle4.1">
          <table:table-cell table:style-name="Tabelle4.A1" office:value-type="string">
            <text:p text:style-name="P6">Ausgangsfolge nach Verarbeitung von 4 Bytes</text:p>
          </table:table-cell>
          <table:table-cell table:style-name="Tabelle4.A1" office:value-type="string">
            <text:p text:style-name="P6">(127)</text:p>
          </table:table-cell>
          <table:table-cell table:style-name="Tabelle4.A1" office:value-type="string">
            <text:p text:style-name="P6">..</text:p>
          </table:table-cell>
          <table:table-cell table:style-name="Tabelle4.A1" office:value-type="string">
            <text:p text:style-name="P6">65</text:p>
          </table:table-cell>
          <table:table-cell table:style-name="Tabelle4.A1" office:value-type="string">
            <text:p text:style-name="P6">66</text:p>
          </table:table-cell>
          <table:table-cell table:style-name="Tabelle4.A1" office:value-type="string">
            <text:p text:style-name="P6">67</text:p>
          </table:table-cell>
          <table:table-cell table:style-name="Tabelle4.A1" office:value-type="string">
            <text:p text:style-name="P6"/>
          </table:table-cell>
        </table:table-row>
        <table:table-row table:style-name="Tabelle4.1">
          <table:table-cell table:style-name="Tabelle4.A1" office:value-type="string">
            <text:p text:style-name="P6">Ausgangsfolge nach Verarbeitung von 5 Bytes</text:p>
          </table:table-cell>
          <table:table-cell table:style-name="Tabelle4.A1" office:value-type="string">
            <text:p text:style-name="P6">(126)</text:p>
          </table:table-cell>
          <table:table-cell table:style-name="Tabelle4.A1" office:value-type="string">
            <text:p text:style-name="P6">..</text:p>
          </table:table-cell>
          <table:table-cell table:style-name="Tabelle4.A1" office:value-type="string">
            <text:p text:style-name="P6">65</text:p>
          </table:table-cell>
          <table:table-cell table:style-name="Tabelle4.A1" office:value-type="string">
            <text:p text:style-name="P6">66</text:p>
          </table:table-cell>
          <table:table-cell table:style-name="Tabelle4.A1" office:value-type="string">
            <text:p text:style-name="P6">(2)</text:p>
          </table:table-cell>
          <table:table-cell table:style-name="Tabelle4.A1" office:value-type="string">
            <text:p text:style-name="P6">67</text:p>
          </table:table-cell>
        </table:table-row>
      </table:table>
      <text:p text:style-name="P6"/>
      <text:h text:style-name="P32" text:outline-level="1"><text:bookmark-start text:name="_Toc486769426"/><text:bookmark-start text:name="_Toc486769461"/><text:bookmark-start text:name="__RefHeading__2264_1069820751"/>Die Programme<text:bookmark-end text:name="_Toc486769426"/><text:bookmark-end text:name="_Toc486769461"/><text:bookmark-end text:name="__RefHeading__2264_1069820751"/></text:h>
      <text:p text:style-name="P5"/>
      <text:h text:style-name="P25" text:outline-level="2"><text:bookmark-start text:name="_Toc486769427"/><text:bookmark-start text:name="_Toc486769462"/><text:bookmark-start text:name="__RefHeading__2266_1069820751"/>Problem-Analyse und Software-Design<text:bookmark-end text:name="_Toc486769427"/><text:bookmark-end text:name="_Toc486769462"/><text:bookmark-end text:name="__RefHeading__2266_1069820751"/></text:h>
      <text:p text:style-name="P6">Alle drei Programme erfordern einige gemeinsame Grundfunktionalität: Die Programme werden von der DOS-Kommandozeile aufgerufen. Es müssen zunächst die auf der Kommandozeile übergebenen Parameter ausgewertet werden, dann wird eine Datei zum Lesen geöffnet und nach einer Bearbeitung der Eingabedaten die neu erzeugten Daten in eine zweite Datei geschrieben.</text:p>
      <text:p text:style-name="P6"/>
      <text:p text:style-name="P5">Daraus ergibt sich folgendes gemeinsames Konzeptstruktogramm für alle drei Programme</text:p>
      <text:p text:style-name="P5"/>
      <text:h text:style-name="P25" text:outline-level="2"><text:bookmark-start text:name="_Toc486769428"/><text:bookmark-start text:name="_Toc486769463"/><text:bookmark-start text:name="__RefHeading__2268_1069820751"/>Konzeptstruktogramm für alle drei Programme<text:bookmark-end text:name="_Toc486769428"/><text:bookmark-end text:name="_Toc486769463"/><text:bookmark-end text:name="__RefHeading__2268_1069820751"/></text:h>
      <text:p text:style-name="P5">Es wurde aus Gründen der Übersichtlichkeit verzichtet, Funktionsaufrufe als einzelne Struktogramm-Objekte zu kennzeichnen. Die Namen der aufgerufenen Funktionen stehen stattdessen durch ein „“ abgetrennt hinter der Beschreibung von Aktionen in der aufrufenden Funktion. </text:p>
      <text:p text:style-name="P13"/>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table:number-columns-spanned="4" office:value-type="string">
            <text:p text:style-name="P6">Von DOS übergebenen Parameter übernehmen</text:p>
          </table:table-cell>
          <table:covered-table-cell/>
          <table:covered-table-cell/>
          <table:covered-table-cell/>
        </table:table-row>
        <table:table-row table:style-name="Tabelle5.1">
          <table:table-cell table:style-name="Tabelle5.A1" table:number-columns-spanned="4" office:value-type="string">
            <text:p text:style-name="P6">Prüfung der übergebenen Parameter <text:s/>MP_argumente_pruefen()</text:p>
          </table:table-cell>
          <table:covered-table-cell/>
          <table:covered-table-cell/>
          <table:covered-table-cell/>
        </table:table-row>
        <table:table-row table:style-name="Tabelle5.1">
          <table:table-cell table:style-name="Tabelle5.A1" table:number-columns-spanned="4" office:value-type="string">
            <text:p text:style-name="P6">Gültiger Dateiname wurde übergeben ?</text:p>
          </table:table-cell>
          <table:covered-table-cell/>
          <table:covered-table-cell/>
          <table:covered-table-cell/>
        </table:table-row>
        <table:table-row table:style-name="Tabelle5.1">
          <table:table-cell table:style-name="Tabelle5.A1" table:number-columns-spanned="3" office:value-type="string">
            <text:p text:style-name="P6">Ja</text:p>
          </table:table-cell>
          <table:covered-table-cell/>
          <table:covered-table-cell/>
          <table:table-cell table:style-name="Tabelle5.A1" office:value-type="string">
            <text:p text:style-name="P6">Nein</text:p>
          </table:table-cell>
        </table:table-row>
        <table:table-row table:style-name="Tabelle5.1">
          <table:table-cell table:style-name="Tabelle5.A1" table:number-columns-spanned="3" office:value-type="string">
            <text:p text:style-name="P6">Datei öffnen</text:p>
          </table:table-cell>
          <table:covered-table-cell/>
          <table:covered-table-cell/>
          <table:table-cell table:style-name="Tabelle5.A1" office:value-type="string">
            <text:p text:style-name="P6">Abbruch mit Fehlermeldung</text:p>
          </table:table-cell>
        </table:table-row>
        <table:table-row table:style-name="Tabelle5.1">
          <table:table-cell table:style-name="Tabelle5.A1" table:number-columns-spanned="3" office:value-type="string">
            <text:p text:style-name="P6">Datei ließ sich erfolgreich öffnen ?</text:p>
          </table:table-cell>
          <table:covered-table-cell/>
          <table:covered-table-cell/>
          <table:table-cell table:style-name="Tabelle5.A1" office:value-type="string">
            <text:p text:style-name="P6"/>
          </table:table-cell>
        </table:table-row>
        <table:table-row table:style-name="Tabelle5.1">
          <table:table-cell table:style-name="Tabelle5.A1" table:number-columns-spanned="2" office:value-type="string">
            <text:p text:style-name="P6">Ja</text:p>
          </table:table-cell>
          <table:covered-table-cell/>
          <table:table-cell table:style-name="Tabelle5.A1" office:value-type="string">
            <text:p text:style-name="P6">Nein</text:p>
          </table:table-cell>
          <table:table-cell table:style-name="Tabelle5.A1" office:value-type="string">
            <text:p text:style-name="P6"/>
          </table:table-cell>
        </table:table-row>
        <table:table-row table:style-name="Tabelle5.1">
          <table:table-cell table:style-name="Tabelle5.A1" table:number-columns-spanned="2" office:value-type="string">
            <text:p text:style-name="P6">Programmspezifische Berechnungen und Ausgaben durchführen <text:s/>MP_berechnung(), MP_ausgabe()</text:p>
          </table:table-cell>
          <table:covered-table-cell/>
          <table:table-cell table:style-name="Tabelle5.A1" office:value-type="string">
            <text:p text:style-name="P6">Abbruch mit Fehlermeldung</text:p>
          </table:table-cell>
          <table:table-cell table:style-name="Tabelle5.A1" office:value-type="string">
            <text:p text:style-name="P6"/>
          </table:table-cell>
        </table:table-row>
        <table:table-row table:style-name="Tabelle5.1">
          <table:table-cell table:style-name="Tabelle5.A1" table:number-columns-spanned="2" office:value-type="string">
            <text:p text:style-name="P6">Berechnete Daten in Ausgabedatei ablegen <text:s/>MP_feld_speichern()</text:p>
          </table:table-cell>
          <table:covered-table-cell/>
          <table:table-cell table:style-name="Tabelle5.A1" office:value-type="string">
            <text:p text:style-name="P6"/>
          </table:table-cell>
          <table:table-cell table:style-name="Tabelle5.A1" office:value-type="string">
            <text:p text:style-name="P6"/>
          </table:table-cell>
        </table:table-row>
        <table:table-row table:style-name="Tabelle5.1">
          <table:table-cell table:style-name="Tabelle5.A1" table:number-columns-spanned="2" office:value-type="string">
            <text:p text:style-name="P6">Datei ließ sich fehlerfrei schreiben ?</text:p>
          </table:table-cell>
          <table:covered-table-cell/>
          <table:table-cell table:style-name="Tabelle5.A1" office:value-type="string">
            <text:p text:style-name="P6"/>
          </table:table-cell>
          <table:table-cell table:style-name="Tabelle5.A1" office:value-type="string">
            <text:p text:style-name="P6"/>
          </table:table-cell>
        </table:table-row>
        <table:table-row table:style-name="Tabelle5.1">
          <table:table-cell table:style-name="Tabelle5.A1" office:value-type="string">
            <text:p text:style-name="P6">Ja</text:p>
          </table:table-cell>
          <table:table-cell table:style-name="Tabelle5.A1" office:value-type="string">
            <text:p text:style-name="P6">Nein</text:p>
          </table:table-cell>
          <table:table-cell table:style-name="Tabelle5.A1" office:value-type="string">
            <text:p text:style-name="P6"/>
          </table:table-cell>
          <table:table-cell table:style-name="Tabelle5.A1" office:value-type="string">
            <text:p text:style-name="P6"/>
          </table:table-cell>
        </table:table-row>
        <table:table-row table:style-name="Tabelle5.1">
          <table:table-cell table:style-name="Tabelle5.A1" office:value-type="string">
            <text:p text:style-name="P6"/>
          </table:table-cell>
          <table:table-cell table:style-name="Tabelle5.A1" office:value-type="string">
            <text:p text:style-name="P6">Abbruch mit Fehlermeldung</text:p>
          </table:table-cell>
          <table:table-cell table:style-name="Tabelle5.A1" office:value-type="string">
            <text:p text:style-name="P6"/>
          </table:table-cell>
          <table:table-cell table:style-name="Tabelle5.A1" office:value-type="string">
            <text:p text:style-name="P6"/>
          </table:table-cell>
        </table:table-row>
      </table:table>
      <text:p text:style-name="P6"/>
      <text:p text:style-name="P6">Nur die Funktion MP_berechnung() ist speziell für das jeweilige Programm geschrieben worden. Alle anderen Funktionen und Daten unterscheiden sich von Programm zu Programm nur geringfügig, z.B. um die Forderung nach der Erstellung bestimmter Datei-Extension für die Ausgangsdatei zu erfüllen.</text:p>
      <text:p text:style-name="P6"/>
      <text:h text:style-name="P25" text:outline-level="2"><text:bookmark-start text:name="_Toc486769429"/><text:bookmark-start text:name="_Toc486769464"/><text:bookmark-start text:name="__RefHeading__2270_1069820751"/>Programm „einsdiff“ zur Berechnung der ersten Differenzen<text:bookmark-end text:name="_Toc486769429"/><text:bookmark-end text:name="_Toc486769464"/><text:bookmark-end text:name="__RefHeading__2270_1069820751"/></text:h>
      <text:p text:style-name="P6"/>
      <text:p text:style-name="P6">Es folgt das Konzeptstruktogramm für die Funktion MP_berechnung(), gemäß Berechnungsformel aus den Laborunterlagen :</text:p>
      <text:p text:style-name="P6"/>
      <table:table table:name="Tabelle6" table:style-name="Tabelle6">
        <table:table-column table:style-name="Tabelle6.A"/>
        <table:table-column table:style-name="Tabelle6.B"/>
        <table:table-row table:style-name="Tabelle6.1">
          <table:table-cell table:style-name="Tabelle6.A1" table:number-columns-spanned="2" office:value-type="string">
            <text:p text:style-name="P6">Differenzwert (1) = Meßwert (1)</text:p>
          </table:table-cell>
          <table:covered-table-cell/>
        </table:table-row>
        <table:table-row table:style-name="Tabelle6.1">
          <table:table-cell table:style-name="Tabelle6.A1" table:number-columns-spanned="2" office:value-type="string">
            <text:p text:style-name="P6">Wiederhole von 2 bis 500</text:p>
          </table:table-cell>
          <table:covered-table-cell/>
        </table:table-row>
        <table:table-row table:style-name="Tabelle6.1">
          <table:table-cell table:style-name="Tabelle6.A3" office:value-type="string">
            <text:p text:style-name="P6"/>
          </table:table-cell>
          <table:table-cell table:style-name="Tabelle6.B3" office:value-type="string">
            <text:p text:style-name="P6"><text:s/>Differenz (i) := Meßwert (i) - Meßwert (i - 1)</text:p>
          </table:table-cell>
        </table:table-row>
        <table:table-row table:style-name="Tabelle6.1">
          <table:table-cell table:style-name="Tabelle6.A3" table:number-columns-spanned="2" office:value-type="string">
            <text:p text:style-name="P6">Rückgabe: Feste Dateilänge von 500 Bytes</text:p>
          </table:table-cell>
          <table:covered-table-cell/>
        </table:table-row>
      </table:table>
      <text:p text:style-name="P6"/>
      <text:p text:style-name="P6">Die Funktion MP_ausgabe() wird nicht benötigt.</text:p>
      <text:p text:style-name="P6"/>
      <text:h text:style-name="P25" text:outline-level="2"><text:bookmark-start text:name="_Toc486769430"/><text:bookmark-start text:name="_Toc486769465"/><text:bookmark-start text:name="__RefHeading__2272_1069820751"/>Programm „zweidiff“ zur Berechnung der zweiten Differenzen<text:bookmark-end text:name="_Toc486769430"/><text:bookmark-end text:name="_Toc486769465"/><text:bookmark-end text:name="__RefHeading__2272_1069820751"/></text:h>
      <text:p text:style-name="P6"/>
      <text:p text:style-name="P6">Es folgt das Konzeptstruktogramm für die Funktion MP_berechnung(),gemäß Berechnungsformel aus den Laborunterlagen <text:s/>:</text:p>
      <text:p text:style-name="P6"/>
      <table:table table:name="Tabelle7" table:style-name="Tabelle7">
        <table:table-column table:style-name="Tabelle7.A"/>
        <table:table-column table:style-name="Tabelle7.B"/>
        <table:table-row table:style-name="Tabelle7.1">
          <table:table-cell table:style-name="Tabelle7.A1" table:number-columns-spanned="2" office:value-type="string">
            <text:p text:style-name="P6">Differenzwert (1) = Meßwert (1)</text:p>
          </table:table-cell>
          <table:covered-table-cell/>
        </table:table-row>
        <table:table-row table:style-name="Tabelle7.1">
          <table:table-cell table:style-name="Tabelle7.A1" table:number-columns-spanned="2" office:value-type="string">
            <text:p text:style-name="P6">Wiederhole von 2 bis 500</text:p>
          </table:table-cell>
          <table:covered-table-cell/>
        </table:table-row>
        <table:table-row table:style-name="Tabelle7.1">
          <table:table-cell table:style-name="Tabelle7.A3" office:value-type="string">
            <text:p text:style-name="P6"/>
          </table:table-cell>
          <table:table-cell table:style-name="Tabelle7.B3" office:value-type="string">
            <text:p text:style-name="P6"><text:s/>Differenz (i) := Meßwert (i) - 2 * Meßwert (i - 1) + Meßwert (i - 2)</text:p>
          </table:table-cell>
        </table:table-row>
        <table:table-row table:style-name="Tabelle7.1">
          <table:table-cell table:style-name="Tabelle7.A3" table:number-columns-spanned="2" office:value-type="string">
            <text:p text:style-name="P6">Rückgabe: Feste Dateilänge von 500 Bytes</text:p>
          </table:table-cell>
          <table:covered-table-cell/>
        </table:table-row>
      </table:table>
      <text:p text:style-name="P6"/>
      <text:p text:style-name="P6">Die Funktion MP_ausgabe() wird nicht benötigt.</text:p>
      <text:h text:style-name="P25" text:outline-level="2"><text:bookmark-start text:name="_Toc486769431"/><text:bookmark-start text:name="_Toc486769466"/><text:bookmark-start text:name="__RefHeading__2274_1069820751"/><text:soft-page-break/>Programm „datei“ zur Komprimierung von Daten nach dem Lauflängenkomprimierungs-Verfahren<text:bookmark-end text:name="_Toc486769431"/><text:bookmark-end text:name="_Toc486769466"/><text:bookmark-end text:name="__RefHeading__2274_1069820751"/></text:h>
      <text:p text:style-name="P5"/>
      <text:p text:style-name="P6">Es folgt das Konzeptstruktogramm für die Funktion MP_berechnung(). </text:p>
      <text:p text:style-name="P6"/>
      <text:p text:style-name="P6">Der zugrundeliegende Algorithmus ist einleuchtend in den Laborunterlagen beschrieben.</text:p>
      <text:p text:style-name="P6"/>
      <text:p text:style-name="P6">Ausgangspunkt meiner Überlegungen zu dessen Realisierung ist der innere Status, den das Kompressionsprogramm innehält. Dieser wird durch den Stand des aktuellen Zählzeichens beschrieben, dessen sich verändernde Position gemerkt wird. Je nach <text:s/>Wert des aktuellen Zählzeichens findet eine Fallverzweigung <text:s/>statt, die als <text:s/>switch/case Anweisung realisiert wurde. Ferner muß immer noch ein Zeiger auf das nächste freie Zeichen ( Wert entspricht der zukünftigen Dateilänge der komprimierten Datei) aktuell gehalten werden. Selbst im ungünstigsten Fall (Aufeinanderfolge unterschiedlicher, nicht komprimierbarer Zeichen) kommt man für die Länge der Ausgabedatei mit der doppelten Länge der Eingabedatei aus.</text:p>
      <text:p text:style-name="P13"/>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table:number-columns-spanned="6" office:value-type="string">
            <text:p text:style-name="P6">Vergleichszeichen := erster Meßwert (Index 0)</text:p>
          </table:table-cell>
          <table:covered-table-cell/>
          <table:covered-table-cell/>
          <table:covered-table-cell/>
          <table:covered-table-cell/>
          <table:covered-table-cell/>
        </table:table-row>
        <table:table-row table:style-name="Tabelle8.1">
          <table:table-cell table:style-name="Tabelle8.A1" table:number-columns-spanned="6" office:value-type="string">
            <text:p text:style-name="P6">1. Zeichen in komprimierter Datei (Index 0) ist Zählzeichen (Default-Länge := 1)</text:p>
          </table:table-cell>
          <table:covered-table-cell/>
          <table:covered-table-cell/>
          <table:covered-table-cell/>
          <table:covered-table-cell/>
          <table:covered-table-cell/>
        </table:table-row>
        <table:table-row table:style-name="Tabelle8.1">
          <table:table-cell table:style-name="Tabelle8.A1" table:number-columns-spanned="6" office:value-type="string">
            <text:p text:style-name="P6">2. Zeichen in komprimierter Datei (Index 1) ist erster Meßwert (Index 0)</text:p>
          </table:table-cell>
          <table:covered-table-cell/>
          <table:covered-table-cell/>
          <table:covered-table-cell/>
          <table:covered-table-cell/>
          <table:covered-table-cell/>
        </table:table-row>
        <table:table-row table:style-name="Tabelle8.1">
          <table:table-cell table:style-name="Tabelle8.A1" table:number-columns-spanned="6" office:value-type="string">
            <text:p text:style-name="P6">Minimale Dateilänge = Zeiger auf nächstes freies Element in komprimierter Datei := 2</text:p>
          </table:table-cell>
          <table:covered-table-cell/>
          <table:covered-table-cell/>
          <table:covered-table-cell/>
          <table:covered-table-cell/>
          <table:covered-table-cell/>
        </table:table-row>
        <table:table-row table:style-name="Tabelle8.1">
          <table:table-cell table:style-name="Tabelle8.A1" table:number-columns-spanned="6" office:value-type="string">
            <text:p text:style-name="P6">Zeiger auf aktuelles Zählzeichens = Erstes Zeichen (Index 0) in komprimierter Datei</text:p>
          </table:table-cell>
          <table:covered-table-cell/>
          <table:covered-table-cell/>
          <table:covered-table-cell/>
          <table:covered-table-cell/>
          <table:covered-table-cell/>
        </table:table-row>
        <table:table-row table:style-name="Tabelle8.1">
          <table:table-cell table:style-name="Tabelle8.A1" table:number-columns-spanned="6" office:value-type="string">
            <text:p text:style-name="P6"/>
          </table:table-cell>
          <table:covered-table-cell/>
          <table:covered-table-cell/>
          <table:covered-table-cell/>
          <table:covered-table-cell/>
          <table:covered-table-cell/>
        </table:table-row>
        <table:table-row table:style-name="Tabelle8.1">
          <table:table-cell table:style-name="Tabelle8.A1" table:number-columns-spanned="6" office:value-type="string">
            <text:p text:style-name="P6"><text:s/>Wiederhole mit <text:s/>für alle Meßwerte vom zweiten Meßwert (Index 1) bis zum letzten Meßwert (Index 499)</text:p>
          </table:table-cell>
          <table:covered-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5" office:value-type="string">
            <text:p text:style-name="P6">X = Zählerstand des aktuellen Zählzeichen </text:p>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5" office:value-type="string">
            <text:p text:style-name="P6"/>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5" office:value-type="string">
            <text:p text:style-name="P6">Fall: X = 1, mit und ohne gesetztem Kompressionsindikator ?:</text:p>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4" office:value-type="string">
            <text:p text:style-name="P6">Ja</text:p>
          </table:table-cell>
          <table:covered-table-cell/>
          <table:covered-table-cell/>
          <table:covered-table-cell/>
          <table:table-cell table:style-name="Tabelle8.B8" office:value-type="string">
            <text:p text:style-name="P6">Nein</text:p>
          </table:table-cell>
        </table:table-row>
        <table:table-row table:style-name="Tabelle8.1">
          <table:table-cell table:style-name="Tabelle8.A8" office:value-type="string">
            <text:p text:style-name="P6"/>
          </table:table-cell>
          <table:table-cell table:style-name="Tabelle8.B8" table:number-columns-spanned="4" office:value-type="string">
            <text:p text:style-name="P6">Erhöhung des aktuellen Zählzeichens</text:p>
          </table:table-cell>
          <table:covered-table-cell/>
          <table:covered-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4" office:value-type="string">
            <text:p text:style-name="P6">Vergleichszeichen = aktueller Meßwert ?</text:p>
          </table:table-cell>
          <table:covered-table-cell/>
          <table:covered-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Ja</text:p>
          </table:table-cell>
          <table:covered-table-cell/>
          <table:table-cell table:style-name="Tabelle8.B8" table:number-columns-spanned="2" office:value-type="string">
            <text:p text:style-name="P6">Nein</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Komprimierte Zeichenkette liegt vor:</text:p>
          </table:table-cell>
          <table:covered-table-cell/>
          <table:table-cell table:style-name="Tabelle8.B8" table:number-columns-spanned="2" office:value-type="string">
            <text:p text:style-name="P6">Nichtkomprimierte Zeichenkette liegt vor:</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Setzen des Kompressionsbits</text:p>
          </table:table-cell>
          <table:covered-table-cell/>
          <table:table-cell table:style-name="Tabelle8.B8" table:number-columns-spanned="2" office:value-type="string">
            <text:p text:style-name="P6">Kompressionsbit wird NICHT gesetzt</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
          </table:table-cell>
          <table:covered-table-cell/>
          <table:table-cell table:style-name="Tabelle8.B8" table:number-columns-spanned="2" office:value-type="string">
            <text:p text:style-name="P6">Abspeichern des Meßwertes in der aktuellen nichtkomprimierten Zeichenkette</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
          </table:table-cell>
          <table:covered-table-cell/>
          <table:table-cell table:style-name="Tabelle8.B8" table:number-columns-spanned="2" office:value-type="string">
            <text:p text:style-name="P6">Dateilänge um 1 erhöhen</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5" office:value-type="string">
            <text:p text:style-name="P6"/>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5" office:value-type="string">
            <text:p text:style-name="P6">Fall: X = 127 Maximale Zeichenkettenlänge erreicht, Kompressionsbit nicht gesetzt</text:p>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4" office:value-type="string">
            <text:p text:style-name="P6">Ja</text:p>
          </table:table-cell>
          <table:covered-table-cell/>
          <table:covered-table-cell/>
          <table:covered-table-cell/>
          <table:table-cell table:style-name="Tabelle8.B8" office:value-type="string">
            <text:p text:style-name="P6">Nein</text:p>
          </table:table-cell>
        </table:table-row>
        <table:table-row table:style-name="Tabelle8.1">
          <table:table-cell table:style-name="Tabelle8.A8" office:value-type="string">
            <text:p text:style-name="P6"/>
          </table:table-cell>
          <table:table-cell table:style-name="Tabelle8.B8" table:number-columns-spanned="4" office:value-type="string">
            <text:p text:style-name="P6">Maximale Länge einer nichtkomprimierbaren Zeichenkette erreicht</text:p>
          </table:table-cell>
          <table:covered-table-cell/>
          <table:covered-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4" office:value-type="string">
            <text:p text:style-name="P6">Wurde mit dem letzten Meßwert eine komprimierbare Zeichenkette begonnen ?</text:p>
          </table:table-cell>
          <table:covered-table-cell/>
          <table:covered-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Ja</text:p>
          </table:table-cell>
          <table:covered-table-cell/>
          <table:table-cell table:style-name="Tabelle8.B8" table:number-columns-spanned="2" office:value-type="string">
            <text:p text:style-name="P6">Nein</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Neubeginn einer komprimierten Zeichenfolge der Länge 2:</text:p>
          </table:table-cell>
          <table:covered-table-cell/>
          <table:table-cell table:style-name="Tabelle8.B8" table:number-columns-spanned="2" office:value-type="string">
            <text:p text:style-name="P6">Neubeginn einer Zeichenkette</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5" office:value-type="string">
            <text:p text:style-name="P6"/>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5" office:value-type="string">
            <text:p text:style-name="P6">Fall: X = 255 Maximale Zeichenkettenlänge erreicht, Kompressiionsbit gesetzt</text:p>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4" office:value-type="string">
            <text:p text:style-name="P6">Ja</text:p>
          </table:table-cell>
          <table:covered-table-cell/>
          <table:covered-table-cell/>
          <table:covered-table-cell/>
          <table:table-cell table:style-name="Tabelle8.B8" office:value-type="string">
            <text:p text:style-name="P6">Nein</text:p>
          </table:table-cell>
        </table:table-row>
        <table:table-row table:style-name="Tabelle8.1">
          <table:table-cell table:style-name="Tabelle8.A8" office:value-type="string">
            <text:p text:style-name="P6"/>
          </table:table-cell>
          <table:table-cell table:style-name="Tabelle8.B8" table:number-columns-spanned="4" office:value-type="string">
            <text:p text:style-name="P6">Eine komprimierte Zeichenkette wurde gerade beendet aufgrund der Längenbeschränkung Neubeginn einer Zeichenkette </text:p>
          </table:table-cell>
          <table:covered-table-cell/>
          <table:covered-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5" office:value-type="string">
            <text:p text:style-name="P6"/>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5" office:value-type="string">
            <text:p text:style-name="P6">Fall: X = Ansonsten ( maximale Zeichenkettenlänge nicht erreicht, aber Zählerstand &gt; 1) ?:</text:p>
          </table:table-cell>
          <table:covered-table-cell/>
          <table:covered-table-cell/>
          <table:covered-table-cell/>
          <table:covered-table-cell/>
        </table:table-row>
        <table:table-row table:style-name="Tabelle8.1">
          <table:table-cell table:style-name="Tabelle8.A8" office:value-type="string">
            <text:p text:style-name="P6"/>
          </table:table-cell>
          <table:table-cell table:style-name="Tabelle8.B8" table:number-columns-spanned="4" office:value-type="string">
            <text:p text:style-name="P6">Ja</text:p>
          </table:table-cell>
          <table:covered-table-cell/>
          <table:covered-table-cell/>
          <table:covered-table-cell/>
          <table:table-cell table:style-name="Tabelle8.B8" office:value-type="string">
            <text:p text:style-name="P6">Nein</text:p>
          </table:table-cell>
        </table:table-row>
        <table:table-row table:style-name="Tabelle8.1">
          <table:table-cell table:style-name="Tabelle8.A8" office:value-type="string">
            <text:p text:style-name="P6"/>
          </table:table-cell>
          <table:table-cell table:style-name="Tabelle8.B8" table:number-columns-spanned="4" office:value-type="string">
            <text:p text:style-name="P6">Kompressionsindikator gesetzt ?</text:p>
          </table:table-cell>
          <table:covered-table-cell/>
          <table:covered-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Ja</text:p>
          </table:table-cell>
          <table:covered-table-cell/>
          <table:table-cell table:style-name="Tabelle8.B8" table:number-columns-spanned="2" office:value-type="string">
            <text:p text:style-name="P6">Nein</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table:number-columns-spanned="2" office:value-type="string">
            <text:p text:style-name="P6">Bislang wird eine komprimierbare Zeichenkette gesammelt</text:p>
          </table:table-cell>
          <table:covered-table-cell/>
          <table:table-cell table:style-name="Tabelle8.B8" table:number-columns-spanned="2" office:value-type="string">
            <text:p text:style-name="P6">Bislang wird eine nichtkomprimierbare Zeichenkette gesammelt</text:p>
          </table:table-cell>
          <table:covered-table-cell/>
          <table:table-cell table:style-name="Tabelle8.B8" office:value-type="string">
            <text:p text:style-name="P6"/>
          </table:table-cell>
        </table:table-row>
        <text:soft-page-break/>
        <table:table-row table:style-name="Tabelle8.1">
          <table:table-cell table:style-name="Tabelle8.A8" office:value-type="string">
            <text:p text:style-name="P6"/>
          </table:table-cell>
          <table:table-cell table:style-name="Tabelle8.B8" table:number-columns-spanned="2" office:value-type="string">
            <text:p text:style-name="P6">Vergleichszeichen = aktueller Meßwert ?</text:p>
          </table:table-cell>
          <table:covered-table-cell/>
          <table:table-cell table:style-name="Tabelle8.B8" table:number-columns-spanned="2" office:value-type="string">
            <text:p text:style-name="P6">Vergleichszeichen = aktueller Meßwert ?</text:p>
          </table:table-cell>
          <table:covered-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office:value-type="string">
            <text:p text:style-name="P6">Ja</text:p>
          </table:table-cell>
          <table:table-cell table:style-name="Tabelle8.B8" office:value-type="string">
            <text:p text:style-name="P6">Nein</text:p>
          </table:table-cell>
          <table:table-cell table:style-name="Tabelle8.B8" office:value-type="string">
            <text:p text:style-name="P6">Ja</text:p>
          </table:table-cell>
          <table:table-cell table:style-name="Tabelle8.B8" office:value-type="string">
            <text:p text:style-name="P6">Nein</text:p>
          </table: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office:value-type="string">
            <text:p text:style-name="P6">Fortsetzung einer komprimierbaren Zeichenkette:</text:p>
          </table:table-cell>
          <table:table-cell table:style-name="Tabelle8.B8" office:value-type="string">
            <text:p text:style-name="P6">Neubeginn einer Zeichenkette</text:p>
          </table:table-cell>
          <table:table-cell table:style-name="Tabelle8.B8" office:value-type="string">
            <text:p text:style-name="P6">Neubeginn einer komprimierten Zeichenfolge der Länge 2:</text:p>
          </table:table-cell>
          <table:table-cell table:style-name="Tabelle8.B8" office:value-type="string">
            <text:p text:style-name="P6">Unkomprimierte Zeichenfolge wird fortgesetzt</text:p>
          </table: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office:value-type="string">
            <text:p text:style-name="P6">aktuelles Zählzeichen wird erhöht</text:p>
          </table:table-cell>
          <table:table-cell table:style-name="Tabelle8.B8" office:value-type="string">
            <text:p text:style-name="P6"/>
          </table:table-cell>
          <table:table-cell table:style-name="Tabelle8.B8" office:value-type="string">
            <text:p text:style-name="P6"/>
          </table:table-cell>
          <table:table-cell table:style-name="Tabelle8.B8" office:value-type="string">
            <text:p text:style-name="P6">aktuelles Zählzeichen wird erhöht</text:p>
          </table: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office:value-type="string">
            <text:p text:style-name="P6"/>
          </table:table-cell>
          <table:table-cell table:style-name="Tabelle8.B8" office:value-type="string">
            <text:p text:style-name="P6"/>
          </table:table-cell>
          <table:table-cell table:style-name="Tabelle8.B8" office:value-type="string">
            <text:p text:style-name="P6"/>
          </table:table-cell>
          <table:table-cell table:style-name="Tabelle8.B8" office:value-type="string">
            <text:p text:style-name="P6">Abspeichern des Meßwertes in der aktuellen nichtkomprimierten Zeichenkette</text:p>
          </table: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office:value-type="string">
            <text:p text:style-name="P6"/>
          </table:table-cell>
          <table:table-cell table:style-name="Tabelle8.B8" office:value-type="string">
            <text:p text:style-name="P6"/>
          </table:table-cell>
          <table:table-cell table:style-name="Tabelle8.B8" office:value-type="string">
            <text:p text:style-name="P6"/>
          </table:table-cell>
          <table:table-cell table:style-name="Tabelle8.B8" office:value-type="string">
            <text:p text:style-name="P6">Dateilänge um 1 erhöhen</text:p>
          </table:table-cell>
          <table:table-cell table:style-name="Tabelle8.B8" office:value-type="string">
            <text:p text:style-name="P6"/>
          </table:table-cell>
        </table:table-row>
        <table:table-row table:style-name="Tabelle8.1">
          <table:table-cell table:style-name="Tabelle8.A8" office:value-type="string">
            <text:p text:style-name="P6"/>
          </table:table-cell>
          <table:table-cell table:style-name="Tabelle8.B8" office:value-type="string">
            <text:p text:style-name="P6"/>
          </table:table-cell>
          <table:table-cell table:style-name="Tabelle8.B8" office:value-type="string">
            <text:p text:style-name="P6"/>
          </table:table-cell>
          <table:table-cell table:style-name="Tabelle8.B8" office:value-type="string">
            <text:p text:style-name="P6"/>
          </table:table-cell>
          <table:table-cell table:style-name="Tabelle8.B8" office:value-type="string">
            <text:p text:style-name="P6"/>
          </table:table-cell>
          <table:table-cell table:style-name="Tabelle8.B8" office:value-type="string">
            <text:p text:style-name="P6"/>
          </table:table-cell>
        </table:table-row>
        <table:table-row table:style-name="Tabelle8.1">
          <table:table-cell table:style-name="Tabelle8.A43" office:value-type="string">
            <text:p text:style-name="P6"/>
          </table:table-cell>
          <table:table-cell table:style-name="Tabelle8.B8" table:number-columns-spanned="5" office:value-type="string">
            <text:p text:style-name="P6">Neues Vergleichszeichen := aktueller Meßwert</text:p>
          </table:table-cell>
          <table:covered-table-cell/>
          <table:covered-table-cell/>
          <table:covered-table-cell/>
          <table:covered-table-cell/>
        </table:table-row>
        <table:table-row table:style-name="Tabelle8.1">
          <table:table-cell table:style-name="Tabelle8.B8" table:number-columns-spanned="6" office:value-type="string">
            <text:p text:style-name="P6">Rückgabe (Länge der Ausgabedatei)</text:p>
          </table:table-cell>
          <table:covered-table-cell/>
          <table:covered-table-cell/>
          <table:covered-table-cell/>
          <table:covered-table-cell/>
          <table:covered-table-cell/>
        </table:table-row>
      </table:table>
      <text:p text:style-name="P6"/>
      <text:p text:style-name="P22">Verfeinerung: Neubeginn einer Zeichenkette:</text:p>
      <text:p text:style-name="P6"/>
      <table:table table:name="Tabelle9" table:style-name="Tabelle9">
        <table:table-column table:style-name="Tabelle9.A"/>
        <table:table-row table:style-name="Tabelle9.1">
          <table:table-cell table:style-name="Tabelle9.A1" office:value-type="string">
            <text:p text:style-name="P6">Neubeginn einer Zeichenkette der Länge 1. Die Entscheidung über die Verwendung als komprimierte oder unkomprimierte Zeichenkette wird erst mit dem nächsten Meßwert gefällt:</text:p>
          </table:table-cell>
        </table:table-row>
        <table:table-row table:style-name="Tabelle9.1">
          <table:table-cell table:style-name="Tabelle9.A1" office:value-type="string">
            <text:p text:style-name="P6">Zeiger auf aktuelles Zählzeichens := Dateilänge</text:p>
          </table:table-cell>
        </table:table-row>
        <table:table-row table:style-name="Tabelle9.1">
          <table:table-cell table:style-name="Tabelle9.A1" office:value-type="string">
            <text:p text:style-name="P6">Dateilänge := Dateilänge + 1</text:p>
          </table:table-cell>
        </table:table-row>
        <table:table-row table:style-name="Tabelle9.1">
          <table:table-cell table:style-name="Tabelle9.A1" office:value-type="string">
            <text:p text:style-name="P6">Wert des aktuellen Zählzeichen = 1 .</text:p>
          </table:table-cell>
        </table:table-row>
        <table:table-row table:style-name="Tabelle9.1">
          <table:table-cell table:style-name="Tabelle9.A1" office:value-type="string">
            <text:p text:style-name="P6">Abspeichern des Meßwertes in der aktuellen Zeichenkette</text:p>
          </table:table-cell>
        </table:table-row>
        <table:table-row table:style-name="Tabelle9.1">
          <table:table-cell table:style-name="Tabelle9.A1" office:value-type="string">
            <text:p text:style-name="P6">Dateilänge := Dateilänge + 1</text:p>
          </table:table-cell>
        </table:table-row>
      </table:table>
      <text:p text:style-name="P6"/>
      <text:p text:style-name="P6">Verfeinerung: Neubeginn einer komprimierten Zeichenkette der Länge 2:</text:p>
      <text:p text:style-name="P6"/>
      <table:table table:name="Tabelle10" table:style-name="Tabelle10">
        <table:table-column table:style-name="Tabelle10.A"/>
        <table:table-row table:style-name="Tabelle10.1">
          <table:table-cell table:style-name="Tabelle10.A1" office:value-type="string">
            <text:p text:style-name="P6">Neubeginn einer komprimierten Zeichenkette der Länge 2:</text:p>
          </table:table-cell>
        </table:table-row>
        <table:table-row table:style-name="Tabelle10.1">
          <table:table-cell table:style-name="Tabelle10.A1" office:value-type="string">
            <text:p text:style-name="P6">Letzte Zeichenfolge wird um ein Zeichen gekuerzt</text:p>
          </table:table-cell>
        </table:table-row>
        <table:table-row table:style-name="Tabelle10.1">
          <table:table-cell table:style-name="Tabelle10.A1" office:value-type="string">
            <text:p text:style-name="P6">Das letzte Zeichen wird durch ein Zählzeichen ersetzt</text:p>
          </table:table-cell>
        </table:table-row>
        <table:table-row table:style-name="Tabelle10.1">
          <table:table-cell table:style-name="Tabelle10.A1" office:value-type="string">
            <text:p text:style-name="P6">Zeiger auf aktuelles Zählzeichens := Dateilänge - 1</text:p>
          </table:table-cell>
        </table:table-row>
        <table:table-row table:style-name="Tabelle10.1">
          <table:table-cell table:style-name="Tabelle10.A1" office:value-type="string">
            <text:p text:style-name="P6">Wert des aktuellen Zählzeichen = 2, mit gesetztem Kompressionsindikator</text:p>
          </table:table-cell>
        </table:table-row>
        <table:table-row table:style-name="Tabelle10.1">
          <table:table-cell table:style-name="Tabelle10.A1" office:value-type="string">
            <text:p text:style-name="P6">Abspeichern des Meßwertes in der aktuellen, komprimierten Zeichenkette</text:p>
          </table:table-cell>
        </table:table-row>
        <table:table-row table:style-name="Tabelle10.1">
          <table:table-cell table:style-name="Tabelle10.A1" office:value-type="string">
            <text:p text:style-name="P6">Dateilänge := Dateilänge + 1</text:p>
          </table:table-cell>
        </table:table-row>
      </table:table>
      <text:p text:style-name="P6"/>
      <text:p text:style-name="P6">Die Funktion MP_ausgabe() dient zur Ausgabe des Kompressionsgrades</text:p>
      <text:p text:style-name="P6"/>
      <table:table table:name="Tabelle11" table:style-name="Tabelle11">
        <table:table-column table:style-name="Tabelle11.A"/>
        <table:table-row table:style-name="Tabelle11.1">
          <table:table-cell table:style-name="Tabelle11.A1" office:value-type="string">
            <text:p text:style-name="P6">Ausgabe des Kompressionsgrades <text:s/>= ( 1 - <text:s/>komprimierte Größe / unkomprimierte Größe ) * 100 </text:p>
          </table:table-cell>
        </table:table-row>
      </table:table>
      <text:p text:style-name="P6"/>
      <text:p text:style-name="P6">Es folgt das Konzeptstruktogramm für die Funktion MP_debug_ausgabe() :</text:p>
      <text:p text:style-name="P5"/>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table:number-columns-spanned="4" office:value-type="string">
            <text:p text:style-name="P5">Zähler := 0</text:p>
          </table:table-cell>
          <table:covered-table-cell/>
          <table:covered-table-cell/>
          <table:covered-table-cell/>
        </table:table-row>
        <table:table-row table:style-name="Tabelle12.1">
          <table:table-cell table:style-name="Tabelle12.A1" table:number-columns-spanned="4" office:value-type="string">
            <text:p text:style-name="P5">Für alle komprimierten Zeichen des Feldes </text:p>
          </table:table-cell>
          <table:covered-table-cell/>
          <table:covered-table-cell/>
          <table:covered-table-cell/>
        </table:table-row>
        <table:table-row table:style-name="Tabelle12.1">
          <table:table-cell table:style-name="Tabelle12.A3" office:value-type="string">
            <text:p text:style-name="P5"/>
          </table:table-cell>
          <table:table-cell table:style-name="Tabelle12.B3" table:number-columns-spanned="3" office:value-type="string">
            <text:p text:style-name="P5">Zähler = 0 ?</text:p>
          </table:table-cell>
          <table:covered-table-cell/>
          <table:covered-table-cell/>
        </table:table-row>
        <table:table-row table:style-name="Tabelle12.1">
          <table:table-cell table:style-name="Tabelle12.A3" office:value-type="string">
            <text:p text:style-name="P5"/>
          </table:table-cell>
          <table:table-cell table:style-name="Tabelle12.B3" table:number-columns-spanned="2" office:value-type="string">
            <text:p text:style-name="P5">Ja</text:p>
          </table:table-cell>
          <table:covered-table-cell/>
          <table:table-cell table:style-name="Tabelle12.B3" office:value-type="string">
            <text:p text:style-name="P5">Nein</text:p>
          </table:table-cell>
        </table:table-row>
        <table:table-row table:style-name="Tabelle12.1">
          <table:table-cell table:style-name="Tabelle12.A3" office:value-type="string">
            <text:p text:style-name="P5"/>
          </table:table-cell>
          <table:table-cell table:style-name="Tabelle12.B3" table:number-columns-spanned="2" office:value-type="string">
            <text:p text:style-name="P5">Als nächstes eine komprimierte Zeichenfolge ?</text:p>
          </table:table-cell>
          <table:covered-table-cell/>
          <table:table-cell table:style-name="Tabelle12.B3" office:value-type="string">
            <text:p text:style-name="P5">Ausgabe des aktuellen Zeichens</text:p>
          </table:table-cell>
        </table:table-row>
        <table:table-row table:style-name="Tabelle12.1">
          <table:table-cell table:style-name="Tabelle12.A3" office:value-type="string">
            <text:p text:style-name="P5"/>
          </table:table-cell>
          <table:table-cell table:style-name="Tabelle12.B3" office:value-type="string">
            <text:p text:style-name="P5">Ja</text:p>
          </table:table-cell>
          <table:table-cell table:style-name="Tabelle12.B3" office:value-type="string">
            <text:p text:style-name="P5">Nein</text:p>
          </table:table-cell>
          <table:table-cell table:style-name="Tabelle12.B3" office:value-type="string">
            <text:p text:style-name="P5">Zähler-Verringerung um 1</text:p>
          </table:table-cell>
        </table:table-row>
        <table:table-row table:style-name="Tabelle12.1">
          <table:table-cell table:style-name="Tabelle12.A3" office:value-type="string">
            <text:p text:style-name="P5"/>
          </table:table-cell>
          <table:table-cell table:style-name="Tabelle12.B3" office:value-type="string">
            <text:p text:style-name="P5">Zähler := 1</text:p>
          </table:table-cell>
          <table:table-cell table:style-name="Tabelle12.B3" office:value-type="string">
            <text:p text:style-name="P5">Zähler := <text:s/>Länge der Zeichenfolge <text:s/></text:p>
          </table:table-cell>
          <table:table-cell table:style-name="Tabelle12.B3" office:value-type="string">
            <text:p text:style-name="P5"/>
          </table:table-cell>
        </table:table-row>
        <table:table-row table:style-name="Tabelle12.1">
          <table:table-cell table:style-name="Tabelle12.A3" office:value-type="string">
            <text:p text:style-name="P5"/>
          </table:table-cell>
          <table:table-cell table:style-name="Tabelle12.B3" office:value-type="string">
            <text:p text:style-name="P5">Ausgabe der Länge der komprimierten Zeichenfolge</text:p>
          </table:table-cell>
          <table:table-cell table:style-name="Tabelle12.B3" office:value-type="string">
            <text:p text:style-name="P5">Ausgabe der Länge der unkomprimierten Zeichenfolge</text:p>
          </table:table-cell>
          <table:table-cell table:style-name="Tabelle12.B3" office:value-type="string">
            <text:p text:style-name="P5"/>
          </table:table-cell>
        </table:table-row>
      </table:table>
      <text:p text:style-name="P5"/>
      <text:h text:style-name="P31" text:outline-level="1"><text:bookmark-start text:name="_Toc486769432"/><text:bookmark-start text:name="_Toc486769467"/><text:bookmark-start text:name="__RefHeading__2276_1069820751"/>Kompression verschiedener Signale / Praktischer Teil<text:bookmark-end text:name="_Toc486769432"/><text:bookmark-end text:name="_Toc486769467"/><text:bookmark-end text:name="__RefHeading__2276_1069820751"/></text:h>
      <text:h text:style-name="P24" text:outline-level="2"><text:bookmark-start text:name="__RefHeading__2278_1069820751"/><text:span text:style-name="T3"><text:s/></text:span><text:bookmark-start text:name="_Toc486769433"/><text:bookmark-start text:name="_Toc486769468"/><text:span text:style-name="T3">Rechteckspannung</text:span><text:bookmark-end text:name="__RefHeading__2278_1069820751"/><text:bookmark-end text:name="_Toc486769433"/><text:bookmark-end text:name="_Toc486769468"/></text:h>
      <text:p text:style-name="P6"/>
      <table:table table:name="Tabelle13" table:style-name="Tabelle13">
        <table:table-column table:style-name="Tabelle13.A"/>
        <table:table-column table:style-name="Tabelle13.B" table:number-columns-repeated="2"/>
        <table:table-column table:style-name="Tabelle13.D"/>
        <table:table-row table:style-name="Tabelle13.1">
          <table:table-cell table:style-name="Tabelle13.A1" office:value-type="string">
            <text:p text:style-name="P20">Dateiname</text:p>
          </table:table-cell>
          <table:table-cell table:style-name="Tabelle13.A1" office:value-type="string">
            <text:p text:style-name="P20">unkomprimierte</text:p>
            <text:p text:style-name="P20">Dateilänge [Bit]</text:p>
          </table:table-cell>
          <table:table-cell table:style-name="Tabelle13.A1" office:value-type="string">
            <text:p text:style-name="P20">komprimierte</text:p>
            <text:p text:style-name="P20">Dateilänge [Bit]</text:p>
          </table:table-cell>
          <table:table-cell table:style-name="Tabelle13.A1" office:value-type="string">
            <text:p text:style-name="P20">Kompressionsgrad</text:p>
            <text:p text:style-name="P20">[%]</text:p>
          </table:table-cell>
        </table:table-row>
        <table:table-row table:style-name="Tabelle13.1">
          <table:table-cell table:style-name="Tabelle13.A1" office:value-type="string">
            <text:p text:style-name="P20">rechteck.mes</text:p>
          </table:table-cell>
          <table:table-cell table:style-name="Tabelle13.A1" office:value-type="string">
            <text:p text:style-name="P20">4000</text:p>
          </table:table-cell>
          <table:table-cell table:style-name="Tabelle13.A1" office:value-type="string">
            <text:p text:style-name="P20">2776</text:p>
          </table:table-cell>
          <table:table-cell table:style-name="Tabelle13.A1" office:value-type="string">
            <text:p text:style-name="P20">30,6</text:p>
          </table:table-cell>
        </table:table-row>
        <table:table-row table:style-name="Tabelle13.1">
          <table:table-cell table:style-name="Tabelle13.A1" office:value-type="string">
            <text:p text:style-name="P20">rechteck.1st</text:p>
          </table:table-cell>
          <table:table-cell table:style-name="Tabelle13.A1" office:value-type="string">
            <text:p text:style-name="P20">4000</text:p>
          </table:table-cell>
          <table:table-cell table:style-name="Tabelle13.A1" office:value-type="string">
            <text:p text:style-name="P20">1936</text:p>
          </table:table-cell>
          <table:table-cell table:style-name="Tabelle13.A1" office:value-type="string">
            <text:p text:style-name="P20">51,6</text:p>
          </table:table-cell>
        </table:table-row>
        <table:table-row table:style-name="Tabelle13.1">
          <table:table-cell table:style-name="Tabelle13.A1" office:value-type="string">
            <text:p text:style-name="P20">rechteck.2nd</text:p>
          </table:table-cell>
          <table:table-cell table:style-name="Tabelle13.A1" office:value-type="string">
            <text:p text:style-name="P20">4000</text:p>
          </table:table-cell>
          <table:table-cell table:style-name="Tabelle13.A1" office:value-type="string">
            <text:p text:style-name="P20">2408</text:p>
          </table:table-cell>
          <table:table-cell table:style-name="Tabelle13.A1" office:value-type="string">
            <text:p text:style-name="P20">39,8</text:p>
          </table:table-cell>
        </table:table-row>
      </table:table>
      <text:h text:style-name="P25" text:outline-level="2"><text:bookmark-start text:name="_Toc486769434"/><text:bookmark-start text:name="_Toc486769469"/><text:bookmark-start text:name="__RefHeading__2280_1069820751"/>Gleichspannung<text:bookmark-end text:name="_Toc486769434"/><text:bookmark-end text:name="_Toc486769469"/><text:bookmark-end text:name="__RefHeading__2280_1069820751"/></text:h>
      <text:p text:style-name="P6"/>
      <table:table table:name="Tabelle14" table:style-name="Tabelle14">
        <table:table-column table:style-name="Tabelle14.A"/>
        <table:table-column table:style-name="Tabelle14.B" table:number-columns-repeated="2"/>
        <table:table-column table:style-name="Tabelle14.D"/>
        <table:table-row table:style-name="Tabelle14.1">
          <table:table-cell table:style-name="Tabelle14.A1" office:value-type="string">
            <text:p text:style-name="P20">Dateiname</text:p>
          </table:table-cell>
          <table:table-cell table:style-name="Tabelle14.A1" office:value-type="string">
            <text:p text:style-name="P20">unkomprimierte</text:p>
            <text:p text:style-name="P20">Dateilänge [Bit]</text:p>
          </table:table-cell>
          <table:table-cell table:style-name="Tabelle14.A1" office:value-type="string">
            <text:p text:style-name="P20">komprimierte</text:p>
            <text:p text:style-name="P20">Dateilänge [Bit]</text:p>
          </table:table-cell>
          <table:table-cell table:style-name="Tabelle14.A1" office:value-type="string">
            <text:p text:style-name="P20">Kompressionsgrad</text:p>
            <text:p text:style-name="P20">[%]</text:p>
          </table:table-cell>
        </table:table-row>
        <table:table-row table:style-name="Tabelle14.1">
          <table:table-cell table:style-name="Tabelle14.A1" office:value-type="string">
            <text:p text:style-name="P20">gleichsp.mes</text:p>
          </table:table-cell>
          <table:table-cell table:style-name="Tabelle14.A1" office:value-type="string">
            <text:p text:style-name="P20">4000</text:p>
          </table:table-cell>
          <table:table-cell table:style-name="Tabelle14.A1" office:value-type="string">
            <text:p text:style-name="P20">64</text:p>
          </table:table-cell>
          <table:table-cell table:style-name="Tabelle14.A1" office:value-type="string">
            <text:p text:style-name="P20">98,4</text:p>
          </table:table-cell>
        </table:table-row>
        <table:table-row table:style-name="Tabelle14.1">
          <table:table-cell table:style-name="Tabelle14.A1" office:value-type="string">
            <text:p text:style-name="P20">gleichsp.1st</text:p>
          </table:table-cell>
          <table:table-cell table:style-name="Tabelle14.A1" office:value-type="string">
            <text:p text:style-name="P20">4000</text:p>
          </table:table-cell>
          <table:table-cell table:style-name="Tabelle14.A1" office:value-type="string">
            <text:p text:style-name="P20">80</text:p>
          </table:table-cell>
          <table:table-cell table:style-name="Tabelle14.A1" office:value-type="string">
            <text:p text:style-name="P20">98</text:p>
          </table:table-cell>
        </table:table-row>
        <table:table-row table:style-name="Tabelle14.1">
          <table:table-cell table:style-name="Tabelle14.A1" office:value-type="string">
            <text:p text:style-name="P20">gleichsp.2nd</text:p>
          </table:table-cell>
          <table:table-cell table:style-name="Tabelle14.A1" office:value-type="string">
            <text:p text:style-name="P20">4000</text:p>
          </table:table-cell>
          <table:table-cell table:style-name="Tabelle14.A1" office:value-type="string">
            <text:p text:style-name="P20">88</text:p>
          </table:table-cell>
          <table:table-cell table:style-name="Tabelle14.A1" office:value-type="string">
            <text:p text:style-name="P20">97,8</text:p>
          </table:table-cell>
        </table:table-row>
      </table:table>
      <text:h text:style-name="P25" text:outline-level="2"><text:bookmark-start text:name="_Toc486769435"/><text:bookmark-start text:name="_Toc486769470"/><text:bookmark-start text:name="__RefHeading__2282_1069820751"/>Rauschspannung<text:bookmark-end text:name="_Toc486769435"/><text:bookmark-end text:name="_Toc486769470"/><text:bookmark-end text:name="__RefHeading__2282_1069820751"/></text:h>
      <text:p text:style-name="P6"/>
      <table:table table:name="Tabelle15" table:style-name="Tabelle15">
        <table:table-column table:style-name="Tabelle15.A"/>
        <table:table-column table:style-name="Tabelle15.B" table:number-columns-repeated="2"/>
        <table:table-column table:style-name="Tabelle15.D"/>
        <table:table-row table:style-name="Tabelle15.1">
          <table:table-cell table:style-name="Tabelle15.A1" office:value-type="string">
            <text:p text:style-name="P20">Dateiname</text:p>
          </table:table-cell>
          <table:table-cell table:style-name="Tabelle15.A1" office:value-type="string">
            <text:p text:style-name="P20">unkomprimierte</text:p>
            <text:p text:style-name="P20">Dateilänge [Bit]</text:p>
          </table:table-cell>
          <table:table-cell table:style-name="Tabelle15.A1" office:value-type="string">
            <text:p text:style-name="P20">komprimierte</text:p>
            <text:p text:style-name="P20">Dateilänge [Bit]</text:p>
          </table:table-cell>
          <table:table-cell table:style-name="Tabelle15.A1" office:value-type="string">
            <text:p text:style-name="P20">Kompressionsgrad</text:p>
            <text:p text:style-name="P20">[%]</text:p>
          </table:table-cell>
        </table:table-row>
        <table:table-row table:style-name="Tabelle15.1">
          <table:table-cell table:style-name="Tabelle15.A1" office:value-type="string">
            <text:p text:style-name="P20">rausch.mes</text:p>
          </table:table-cell>
          <table:table-cell table:style-name="Tabelle15.A1" office:value-type="string">
            <text:p text:style-name="P20">4000</text:p>
          </table:table-cell>
          <table:table-cell table:style-name="Tabelle15.A1" office:value-type="string">
            <text:p text:style-name="P20">4144</text:p>
          </table:table-cell>
          <table:table-cell table:style-name="Tabelle15.A1" office:value-type="string">
            <text:p text:style-name="P20">-3,6</text:p>
          </table:table-cell>
        </table:table-row>
        <table:table-row table:style-name="Tabelle15.1">
          <table:table-cell table:style-name="Tabelle15.A1" office:value-type="string">
            <text:p text:style-name="P20">rausch.1st</text:p>
          </table:table-cell>
          <table:table-cell table:style-name="Tabelle15.A1" office:value-type="string">
            <text:p text:style-name="P20">4000</text:p>
          </table:table-cell>
          <table:table-cell table:style-name="Tabelle15.A1" office:value-type="string">
            <text:p text:style-name="P20">4200</text:p>
          </table:table-cell>
          <table:table-cell table:style-name="Tabelle15.A1" office:value-type="string">
            <text:p text:style-name="P20">-5</text:p>
          </table:table-cell>
        </table:table-row>
        <table:table-row table:style-name="Tabelle15.1">
          <table:table-cell table:style-name="Tabelle15.A1" office:value-type="string">
            <text:p text:style-name="P20">rausch.2nd</text:p>
          </table:table-cell>
          <table:table-cell table:style-name="Tabelle15.A1" office:value-type="string">
            <text:p text:style-name="P20">4000</text:p>
          </table:table-cell>
          <table:table-cell table:style-name="Tabelle15.A1" office:value-type="string">
            <text:p text:style-name="P20">4088</text:p>
          </table:table-cell>
          <table:table-cell table:style-name="Tabelle15.A1" office:value-type="string">
            <text:p text:style-name="P20">-2,2</text:p>
          </table:table-cell>
        </table:table-row>
      </table:table>
      <text:h text:style-name="P25" text:outline-level="2"><text:bookmark-start text:name="_Toc486769436"/><text:bookmark-start text:name="_Toc486769471"/><text:bookmark-start text:name="__RefHeading__2284_1069820751"/>Dreieckspannung<text:bookmark-end text:name="_Toc486769436"/><text:bookmark-end text:name="_Toc486769471"/><text:bookmark-end text:name="__RefHeading__2284_1069820751"/></text:h>
      <text:p text:style-name="P6"/>
      <table:table table:name="Tabelle16" table:style-name="Tabelle16">
        <table:table-column table:style-name="Tabelle16.A"/>
        <table:table-column table:style-name="Tabelle16.B" table:number-columns-repeated="2"/>
        <table:table-column table:style-name="Tabelle16.D"/>
        <table:table-row table:style-name="Tabelle16.1">
          <table:table-cell table:style-name="Tabelle16.A1" office:value-type="string">
            <text:p text:style-name="P20">Dateiname</text:p>
          </table:table-cell>
          <table:table-cell table:style-name="Tabelle16.A1" office:value-type="string">
            <text:p text:style-name="P20">unkomprimierte</text:p>
            <text:p text:style-name="P20">Dateilänge [Bit]</text:p>
          </table:table-cell>
          <table:table-cell table:style-name="Tabelle16.A1" office:value-type="string">
            <text:p text:style-name="P20">komprimierte</text:p>
            <text:p text:style-name="P20">Dateilänge [Bit]</text:p>
          </table:table-cell>
          <table:table-cell table:style-name="Tabelle16.A1" office:value-type="string">
            <text:p text:style-name="P20">Kompressionsgrad</text:p>
            <text:p text:style-name="P20">[%]</text:p>
          </table:table-cell>
        </table:table-row>
        <table:table-row table:style-name="Tabelle16.1">
          <table:table-cell table:style-name="Tabelle16.A1" office:value-type="string">
            <text:p text:style-name="P20">dreieck.mes</text:p>
          </table:table-cell>
          <table:table-cell table:style-name="Tabelle16.A1" office:value-type="string">
            <text:p text:style-name="P20">4000</text:p>
          </table:table-cell>
          <table:table-cell table:style-name="Tabelle16.A1" office:value-type="string">
            <text:p text:style-name="P20">4056</text:p>
          </table:table-cell>
          <table:table-cell table:style-name="Tabelle16.A1" office:value-type="string">
            <text:p text:style-name="P20">-1,4</text:p>
          </table:table-cell>
        </table:table-row>
        <table:table-row table:style-name="Tabelle16.1">
          <table:table-cell table:style-name="Tabelle16.A1" office:value-type="string">
            <text:p text:style-name="P20">dreieck.1st</text:p>
          </table:table-cell>
          <table:table-cell table:style-name="Tabelle16.A1" office:value-type="string">
            <text:p text:style-name="P20">4000</text:p>
          </table:table-cell>
          <table:table-cell table:style-name="Tabelle16.A1" office:value-type="string">
            <text:p text:style-name="P20">4104</text:p>
          </table:table-cell>
          <table:table-cell table:style-name="Tabelle16.A1" office:value-type="string">
            <text:p text:style-name="P20">-2,6</text:p>
          </table:table-cell>
        </table:table-row>
        <table:table-row table:style-name="Tabelle16.1">
          <table:table-cell table:style-name="Tabelle16.A1" office:value-type="string">
            <text:p text:style-name="P20">dreieck.2nd</text:p>
          </table:table-cell>
          <table:table-cell table:style-name="Tabelle16.A1" office:value-type="string">
            <text:p text:style-name="P20">4000</text:p>
          </table:table-cell>
          <table:table-cell table:style-name="Tabelle16.A1" office:value-type="string">
            <text:p text:style-name="P20">4176</text:p>
          </table:table-cell>
          <table:table-cell table:style-name="Tabelle16.A1" office:value-type="string">
            <text:p text:style-name="P20">-4,4</text:p>
          </table:table-cell>
        </table:table-row>
      </table:table>
      <text:h text:style-name="P25" text:outline-level="2"><text:bookmark-start text:name="_Toc486769437"/><text:bookmark-start text:name="_Toc486769472"/><text:bookmark-start text:name="__RefHeading__2286_1069820751"/>Sinusspannung<text:bookmark-end text:name="_Toc486769437"/><text:bookmark-end text:name="_Toc486769472"/><text:bookmark-end text:name="__RefHeading__2286_1069820751"/></text:h>
      <text:p text:style-name="P6"/>
      <table:table table:name="Tabelle17" table:style-name="Tabelle17">
        <table:table-column table:style-name="Tabelle17.A"/>
        <table:table-column table:style-name="Tabelle17.B" table:number-columns-repeated="2"/>
        <table:table-column table:style-name="Tabelle17.D"/>
        <table:table-row table:style-name="Tabelle17.1">
          <table:table-cell table:style-name="Tabelle17.A1" office:value-type="string">
            <text:p text:style-name="P20">Dateiname</text:p>
          </table:table-cell>
          <table:table-cell table:style-name="Tabelle17.A1" office:value-type="string">
            <text:p text:style-name="P20">unkomprimierte</text:p>
            <text:p text:style-name="P20">Dateilänge [Bit]</text:p>
          </table:table-cell>
          <table:table-cell table:style-name="Tabelle17.A1" office:value-type="string">
            <text:p text:style-name="P20">komprimierte</text:p>
            <text:p text:style-name="P20">Dateilänge [Bit]</text:p>
          </table:table-cell>
          <table:table-cell table:style-name="Tabelle17.A1" office:value-type="string">
            <text:p text:style-name="P20">Kompressionsgrad</text:p>
            <text:p text:style-name="P20">[%]</text:p>
          </table:table-cell>
        </table:table-row>
        <table:table-row table:style-name="Tabelle17.1">
          <table:table-cell table:style-name="Tabelle17.A1" office:value-type="string">
            <text:p text:style-name="P20">sinus.mes</text:p>
          </table:table-cell>
          <table:table-cell table:style-name="Tabelle17.A1" office:value-type="string">
            <text:p text:style-name="P20">4000</text:p>
          </table:table-cell>
          <table:table-cell table:style-name="Tabelle17.A1" office:value-type="string">
            <text:p text:style-name="P20">4000</text:p>
          </table:table-cell>
          <table:table-cell table:style-name="Tabelle17.A1" office:value-type="string">
            <text:p text:style-name="P20">0</text:p>
          </table:table-cell>
        </table:table-row>
        <table:table-row table:style-name="Tabelle17.1">
          <table:table-cell table:style-name="Tabelle17.A1" office:value-type="string">
            <text:p text:style-name="P20">sinus.1st</text:p>
          </table:table-cell>
          <table:table-cell table:style-name="Tabelle17.A1" office:value-type="string">
            <text:p text:style-name="P20">4000</text:p>
          </table:table-cell>
          <table:table-cell table:style-name="Tabelle17.A1" office:value-type="string">
            <text:p text:style-name="P20">3848</text:p>
          </table:table-cell>
          <table:table-cell table:style-name="Tabelle17.A1" office:value-type="string">
            <text:p text:style-name="P20">3,8</text:p>
          </table:table-cell>
        </table:table-row>
        <table:table-row table:style-name="Tabelle17.1">
          <table:table-cell table:style-name="Tabelle17.A1" office:value-type="string">
            <text:p text:style-name="P20">sinus.2nd</text:p>
          </table:table-cell>
          <table:table-cell table:style-name="Tabelle17.A1" office:value-type="string">
            <text:p text:style-name="P20">4000</text:p>
          </table:table-cell>
          <table:table-cell table:style-name="Tabelle17.A1" office:value-type="string">
            <text:p text:style-name="P20">3920</text:p>
          </table:table-cell>
          <table:table-cell table:style-name="Tabelle17.A1" office:value-type="string">
            <text:p text:style-name="P20">2</text:p>
          </table:table-cell>
        </table:table-row>
      </table:table>
      <text:p text:style-name="P5"/>
      <text:h text:style-name="P26" text:outline-level="2"><text:bookmark-start text:name="_Toc486769438"/><text:bookmark-start text:name="_Toc486769473"/><text:bookmark-start text:name="__RefHeading__2288_1069820751"/>Textdatei „ascii.mes“<text:bookmark-end text:name="_Toc486769438"/><text:bookmark-end text:name="_Toc486769473"/><text:bookmark-end text:name="__RefHeading__2288_1069820751"/></text:h>
      <text:p text:style-name="P6"/>
      <table:table table:name="Tabelle18" table:style-name="Tabelle18">
        <table:table-column table:style-name="Tabelle18.A"/>
        <table:table-column table:style-name="Tabelle18.B" table:number-columns-repeated="2"/>
        <table:table-column table:style-name="Tabelle18.D"/>
        <table:table-row table:style-name="Tabelle18.1">
          <table:table-cell table:style-name="Tabelle18.A1" office:value-type="string">
            <text:p text:style-name="P20">Dateiname</text:p>
          </table:table-cell>
          <table:table-cell table:style-name="Tabelle18.A1" office:value-type="string">
            <text:p text:style-name="P20">unkomprimierte</text:p>
            <text:p text:style-name="P20">Dateilänge [Bit]</text:p>
          </table:table-cell>
          <table:table-cell table:style-name="Tabelle18.A1" office:value-type="string">
            <text:p text:style-name="P20">komprimierte</text:p>
            <text:p text:style-name="P20">Dateilänge [Bit]</text:p>
          </table:table-cell>
          <table:table-cell table:style-name="Tabelle18.A1" office:value-type="string">
            <text:p text:style-name="P20">Kompressionsgrad</text:p>
            <text:p text:style-name="P20">[%]</text:p>
          </table:table-cell>
        </table:table-row>
        <table:table-row table:style-name="Tabelle18.1">
          <table:table-cell table:style-name="Tabelle18.A1" office:value-type="string">
            <text:p text:style-name="P20">ascii.mes</text:p>
          </table:table-cell>
          <table:table-cell table:style-name="Tabelle18.A1" office:value-type="string">
            <text:p text:style-name="P20">4000</text:p>
          </table:table-cell>
          <table:table-cell table:style-name="Tabelle18.A1" office:value-type="string">
            <text:p text:style-name="P20">3992</text:p>
          </table:table-cell>
          <table:table-cell table:style-name="Tabelle18.A1" office:value-type="string">
            <text:p text:style-name="P20">0,2</text:p>
          </table:table-cell>
        </table:table-row>
        <table:table-row table:style-name="Tabelle18.1">
          <table:table-cell table:style-name="Tabelle18.A1" office:value-type="string">
            <text:p text:style-name="P20">ascii.1st</text:p>
          </table:table-cell>
          <table:table-cell table:style-name="Tabelle18.A1" office:value-type="string">
            <text:p text:style-name="P20">4000</text:p>
          </table:table-cell>
          <table:table-cell table:style-name="Tabelle18.A1" office:value-type="string">
            <text:p text:style-name="P20">3888</text:p>
          </table:table-cell>
          <table:table-cell table:style-name="Tabelle18.A1" office:value-type="string">
            <text:p text:style-name="P20">2,8</text:p>
          </table:table-cell>
        </table:table-row>
        <table:table-row table:style-name="Tabelle18.1">
          <table:table-cell table:style-name="Tabelle18.A1" office:value-type="string">
            <text:p text:style-name="P20">ascii.2nd</text:p>
          </table:table-cell>
          <table:table-cell table:style-name="Tabelle18.A1" office:value-type="string">
            <text:p text:style-name="P20">4000</text:p>
          </table:table-cell>
          <table:table-cell table:style-name="Tabelle18.A1" office:value-type="string">
            <text:p text:style-name="P20">3904</text:p>
          </table:table-cell>
          <table:table-cell table:style-name="Tabelle18.A1" office:value-type="string">
            <text:p text:style-name="P20">2,4</text:p>
          </table:table-cell>
        </table:table-row>
      </table:table>
      <text:p text:style-name="P6"/>
      <text:h text:style-name="P25" text:outline-level="2"><text:bookmark-start text:name="_Toc486769439"/><text:bookmark-start text:name="_Toc486769474"/><text:bookmark-start text:name="__RefHeading__2290_1069820751"/>Bewertung der Lauflängenkomprimierung<text:bookmark-end text:name="_Toc486769439"/><text:bookmark-end text:name="_Toc486769474"/><text:bookmark-end text:name="__RefHeading__2290_1069820751"/></text:h>
      <text:p text:style-name="P6"/>
      <text:p text:style-name="P6">Die Lauflängenkomprimierung ist ein einfaches Verfahren, das auf dem Vorhandensein von <text:s/>Wiederholung desselben Zeichens hintereinander basiert. Meßwerte mit zumindest abschnittsweise konstantem Signalverlauf (Gleichspannungen, Rechteckspannungen) komprimiert es von daher erwartungsgemäß gut, ansonsten sind die Komprimierungsleistungen größtenteils unbrauchbar: Bei Dateien mit „natürlichem“ Text ist keine nenneswerte Komprimierung zu beobachten, bei Rauschen und Dreiecksspannung wird das Datenvolumen sogar noch aufgebläht.</text:p>
      <text:p text:style-name="P6"/>
      <text:p text:style-name="P6">Das 1.Differenzverfahren verbessert bei der Rechteckspannung die Komprimierung deutlich, bei der Gleichspannung sind die Unterschiede zwischen unbehandelten und mit dem 1. oder 2. Differenzverfahren behandelten Daten gering. </text:p>
      <text:p text:style-name="P6"/>
      <text:p text:style-name="P6">Bei Gleichspannung sollten sowieso die Meßwerte alle „gleich“ sein bis auf Auswirkungen von Störungen, beim Rechtecksignal bewirkt die nicht perfekte Flankensteilheit die Verbesserung durch das 1.Differenzverfahren.</text:p>
      <text:p text:style-name="P6"/>
      <text:p text:style-name="P11"><text:soft-page-break/><draw:frame draw:style-name="fr1" draw:name="1" text:anchor-type="as-char" svg:width="25.665cm" svg:height="15.981cm" draw:z-index="0"><draw:object-ole xlink:href="./Obj100" xlink:type="simple" xlink:show="embed" xlink:actuate="onLoad"/><draw:image xlink:href="./ObjectReplacements/Obj100" xlink:type="simple" xlink:show="embed" xlink:actuate="onLoad"/></draw:frame></text:p>
      <text:h text:style-name="P31" text:outline-level="1"><text:bookmark-start text:name="_Toc486769440"/><text:bookmark-start text:name="_Toc486769475"/><text:bookmark-start text:name="__RefHeading__2292_1069820751"/>Beschreibung des Dekompressionsverfahrens<text:bookmark-end text:name="_Toc486769440"/><text:bookmark-end text:name="_Toc486769475"/><text:bookmark-end text:name="__RefHeading__2292_1069820751"/></text:h>
      <text:p text:style-name="P6"/>
      <text:p text:style-name="P6">Die Funktion MP_debug_ausgabe() zeigt bereits eine spezielle Realisierung des Dekompressionsverfahrens, da hier die gerade komprimierten Daten analysiert werden: Ausgabe der Zählezeichen und der darauffolgenden komprimierten oder unkomprimierten Zeichenfolge, Ausgabe des Attributs der Zeichenkette (komprimiert oder unkomprimiert). </text:p>
      <text:p text:style-name="P6"/>
      <text:p text:style-name="P6">Im Gegensatz zur Komprimierung gibt es keine „Sonderfälle“ zu beachten, d.h. die Dekomprimierung ist einfacher.</text:p>
      <text:p text:style-name="P5"/>
      <text:p text:style-name="P5">Hier ein Konzeptstruktogramm für die Routine MP_berechnung():</text:p>
      <text:p text:style-name="P7"/>
      <table:table table:name="Tabelle19" table:style-name="Tabelle19">
        <table:table-column table:style-name="Tabelle19.A"/>
        <table:table-column table:style-name="Tabelle19.B"/>
        <table:table-column table:style-name="Tabelle19.C"/>
        <table:table-column table:style-name="Tabelle19.D"/>
        <table:table-row table:style-name="Tabelle19.1">
          <table:table-cell table:style-name="Tabelle19.A1" table:number-columns-spanned="4" office:value-type="string">
            <text:p text:style-name="P5">Zähler := 0</text:p>
            <text:p text:style-name="P5">Ausgabedateizähler := 0</text:p>
          </table:table-cell>
          <table:covered-table-cell/>
          <table:covered-table-cell/>
          <table:covered-table-cell/>
        </table:table-row>
        <table:table-row table:style-name="Tabelle19.1">
          <table:table-cell table:style-name="Tabelle19.A1" table:number-columns-spanned="4" office:value-type="string">
            <text:p text:style-name="P5">Für alle komprimierten Zeichen der komprimierten Datei <text:s/></text:p>
          </table:table-cell>
          <table:covered-table-cell/>
          <table:covered-table-cell/>
          <table:covered-table-cell/>
        </table:table-row>
        <table:table-row table:style-name="Tabelle19.1">
          <table:table-cell table:style-name="Tabelle19.A3" office:value-type="string">
            <text:p text:style-name="P5"/>
          </table:table-cell>
          <table:table-cell table:style-name="Tabelle19.B3" table:number-columns-spanned="3" office:value-type="string">
            <text:p text:style-name="P5">Zähler = 0 ?</text:p>
          </table:table-cell>
          <table:covered-table-cell/>
          <table:covered-table-cell/>
        </table:table-row>
        <table:table-row table:style-name="Tabelle19.1">
          <table:table-cell table:style-name="Tabelle19.A3" office:value-type="string">
            <text:p text:style-name="P5"/>
          </table:table-cell>
          <table:table-cell table:style-name="Tabelle19.B3" table:number-columns-spanned="2" office:value-type="string">
            <text:p text:style-name="P5">Ja</text:p>
          </table:table-cell>
          <table:covered-table-cell/>
          <table:table-cell table:style-name="Tabelle19.B3" office:value-type="string">
            <text:p text:style-name="P5">Nein</text:p>
          </table:table-cell>
        </table:table-row>
        <table:table-row table:style-name="Tabelle19.1">
          <table:table-cell table:style-name="Tabelle19.A3" office:value-type="string">
            <text:p text:style-name="P5"/>
          </table:table-cell>
          <table:table-cell table:style-name="Tabelle19.B3" table:number-columns-spanned="2" office:value-type="string">
            <text:p text:style-name="P5">Als nächstes eine komprimierte Zeichenfolge ?</text:p>
          </table:table-cell>
          <table:covered-table-cell/>
          <table:table-cell table:style-name="Tabelle19.B3" office:value-type="string">
            <text:p text:style-name="P5">Ausgabe des aktuellen Zeichens FAKTOR-mal, nach jeder Ausgabe/Umkopie eines Einzelzeichens wird der Ausgabedateizähler erhöht</text:p>
          </table:table-cell>
        </table:table-row>
        <table:table-row table:style-name="Tabelle19.1">
          <table:table-cell table:style-name="Tabelle19.A3" office:value-type="string">
            <text:p text:style-name="P5"/>
          </table:table-cell>
          <table:table-cell table:style-name="Tabelle19.B3" office:value-type="string">
            <text:p text:style-name="P5">Ja</text:p>
          </table:table-cell>
          <table:table-cell table:style-name="Tabelle19.B3" office:value-type="string">
            <text:p text:style-name="P5">Nein</text:p>
          </table:table-cell>
          <table:table-cell table:style-name="Tabelle19.B3" office:value-type="string">
            <text:p text:style-name="P5">Zähler-Verringerung um 1</text:p>
          </table:table-cell>
        </table:table-row>
        <table:table-row table:style-name="Tabelle19.1">
          <table:table-cell table:style-name="Tabelle19.A3" office:value-type="string">
            <text:p text:style-name="P5"/>
          </table:table-cell>
          <table:table-cell table:style-name="Tabelle19.B3" office:value-type="string">
            <text:p text:style-name="P5">Zähler := 1</text:p>
          </table:table-cell>
          <table:table-cell table:style-name="Tabelle19.B3" office:value-type="string">
            <text:p text:style-name="P5">Zähler := <text:s/>Länge der Zeichenfolge <text:s/></text:p>
          </table:table-cell>
          <table:table-cell table:style-name="Tabelle19.B3" office:value-type="string">
            <text:p text:style-name="P5"/>
          </table:table-cell>
        </table:table-row>
        <table:table-row table:style-name="Tabelle19.1">
          <table:table-cell table:style-name="Tabelle19.A3" office:value-type="string">
            <text:p text:style-name="P5"/>
          </table:table-cell>
          <table:table-cell table:style-name="Tabelle19.B3" office:value-type="string">
            <text:p text:style-name="P5">Faktor = Länge der komprimierten Zeichenfolge</text:p>
          </table:table-cell>
          <table:table-cell table:style-name="Tabelle19.B3" office:value-type="string">
            <text:p text:style-name="P5">Faktor = 1</text:p>
          </table:table-cell>
          <table:table-cell table:style-name="Tabelle19.B3" office:value-type="string">
            <text:p text:style-name="P5"/>
          </table:table-cell>
        </table:table-row>
      </table:table>
      <text:p text:style-name="P5"/>
      <text:p text:style-name="P5">In Worten:</text:p>
      <text:p text:style-name="P5">Die komprimierten Daten werden nacheinander abgearbeitet. Das 1.Byte einer Datei enthält immer ein Zählzeichen. In der Folge merkt sich die Routine, wann das nächste Zählzeichen folgt, und wieviel Zeichen schon unkomprimiert im Ausgabepuffer stehen.</text:p>
      <text:p text:style-name="P5"/>
      <text:p text:style-name="P5">Bei unkomprimierten Zeichenfolgen werden die Nutzdaten ausgegeben/umkopiert, bei <text:s/>komprimierten Zeichenfolgen werden die Zeichen soviel mal ausgegeben, wie es dem Zählzeichen entspricht. Nach jeder Ausgabe/Umkopie eines Zeichens wird der Zähler erhöht, der die Anzahl ausgegebener Zeichen zählt.</text:p>
      <text:p text:style-name="P5"/>
      <text:h text:style-name="P31" text:outline-level="1"><text:bookmark-start text:name="_Toc486769441"/><text:bookmark-start text:name="_Toc486769476"/><text:bookmark-start text:name="__RefHeading__2294_1069820751"/>Die Programmlistings<text:bookmark-end text:name="_Toc486769441"/><text:bookmark-end text:name="_Toc486769476"/><text:bookmark-end text:name="__RefHeading__2294_1069820751"/></text:h>
      <text:p text:style-name="P5"/>
      <text:p text:style-name="P5">Die Benennung der Variablen erfolgt nach einem für prozedurale Programmiersprachen geeigneten Schema: Jede Variable hat einen Prefix, der i.d.R. aus zwei Buchstaben und dem Unterstrich „_“ besteht.</text:p>
      <text:p text:style-name="P5"/>
      <text:p text:style-name="P5">Ziel des Schemas ist es, auch bei Aufteilung eines Projekts in mehrerer Quelltextdateien diese mit Hilfe der Unix-Tools GREP und PERL durchsuchbar zu machen, bzw. bei Projekten mit einer einzigen Quelltextdatei diese in einem geeigneten Editor durchsuchbar zu machen. Die Durchsuchungsmöglichkeit des Quelltextes nach Variablen mit einer elektronischen Suchfunktion erleichtern die Übersicht über den Quelltext und die Umbenennung von Variablen.</text:p>
      <text:p text:style-name="P5"/>
      <table:table table:name="Tabelle20" table:style-name="Tabelle20">
        <table:table-column table:style-name="Tabelle20.A"/>
        <table:table-column table:style-name="Tabelle20.B"/>
        <table:table-row table:style-name="Tabelle20.1">
          <table:table-cell table:style-name="Tabelle20.A1" office:value-type="string">
            <text:p text:style-name="P5">Prefix</text:p>
          </table:table-cell>
          <table:table-cell table:style-name="Tabelle20.B1" office:value-type="string">
            <text:p text:style-name="P5">Verwendung bei</text:p>
          </table:table-cell>
        </table:table-row>
        <table:table-row table:style-name="Tabelle20.1">
          <table:table-cell table:style-name="Tabelle20.A2" office:value-type="string">
            <text:p text:style-name="P5">MP_</text:p>
          </table:table-cell>
          <table:table-cell table:style-name="Tabelle20.B2" office:value-type="string">
            <text:p text:style-name="P5">modulglobale Prozedur / Funktion</text:p>
          </table:table-cell>
        </table:table-row>
        <table:table-row table:style-name="Tabelle20.1">
          <table:table-cell table:style-name="Tabelle20.A2" office:value-type="string">
            <text:p text:style-name="P5">MC_</text:p>
          </table:table-cell>
          <table:table-cell table:style-name="Tabelle20.B2" office:value-type="string">
            <text:p text:style-name="P5">modulglobale Konstante (in C: #define-Konstante)</text:p>
          </table:table-cell>
        </table:table-row>
        <table:table-row table:style-name="Tabelle20.1">
          <table:table-cell table:style-name="Tabelle20.A2" office:value-type="string">
            <text:p text:style-name="P5">MV_</text:p>
          </table:table-cell>
          <table:table-cell table:style-name="Tabelle20.B2" office:value-type="string">
            <text:p text:style-name="P5">modulglobale Variable</text:p>
          </table:table-cell>
        </table:table-row>
        <table:table-row table:style-name="Tabelle20.1">
          <table:table-cell table:style-name="Tabelle20.A2" office:value-type="string">
            <text:p text:style-name="P5">PV_</text:p>
          </table:table-cell>
          <table:table-cell table:style-name="Tabelle20.B2" office:value-type="string">
            <text:p text:style-name="P5">lokale Variable einer Prozedur / Funktion</text:p>
          </table:table-cell>
        </table:table-row>
        <table:table-row table:style-name="Tabelle20.1">
          <table:table-cell table:style-name="Tabelle20.A2" office:value-type="string">
            <text:p text:style-name="P5">VV_</text:p>
          </table:table-cell>
          <table:table-cell table:style-name="Tabelle20.B2" office:value-type="string">
            <text:p text:style-name="P5">Value-Übergabeparameter einer Prozedur / Funktion </text:p>
          </table:table-cell>
        </table:table-row>
        <table:table-row table:style-name="Tabelle20.1">
          <table:table-cell table:style-name="Tabelle20.A2" office:value-type="string">
            <text:p text:style-name="P5">IV_</text:p>
          </table:table-cell>
          <table:table-cell table:style-name="Tabelle20.B2" office:value-type="string">
            <text:p text:style-name="P5">Ident-Übergabeparamter einer Prozedur / Funktion</text:p>
          </table:table-cell>
        </table:table-row>
        <table:table-row table:style-name="Tabelle20.1">
          <table:table-cell table:style-name="Tabelle20.A2" office:value-type="string">
            <text:p text:style-name="P5">LV_</text:p>
          </table:table-cell>
          <table:table-cell table:style-name="Tabelle20.B2" office:value-type="string">
            <text:p text:style-name="P5">lokale Variablen einer Prozedur / Funktion, die in „for“ Schleifen als Zähler verwendet werden</text:p>
          </table:table-cell>
        </table:table-row>
        <table:table-row table:style-name="Tabelle20.1">
          <table:table-cell table:style-name="Tabelle20.A9" office:value-type="string">
            <text:p text:style-name="P5"/>
          </table:table-cell>
          <table:table-cell table:style-name="Tabelle20.B9" office:value-type="string">
            <text:p text:style-name="P5"/>
          </table:table-cell>
        </table:table-row>
      </table:table>
      <text:p text:style-name="P5"/>
      <text:p text:style-name="P5">Gemäß den Richtlinien der strukturierten Programmierung gibt es nur eine globale Funktion „main()“, alle anderen Funktionen wurden modulgobal (d.h. mit dem Attribut „static“) und alle Daten entweder modulglobal oder prozedurlokal vereinbart.</text:p>
      <text:p text:style-name="P5"/>
      <text:p text:style-name="P5">Es wurden Funktionsprototypen für alle Funktionen angelegt.</text:p>
      <text:p text:style-name="P5"/>
      <text:p text:style-name="P5">Die Beschreibung der Funktion ist Kopf einer jeden Funktion im Listing enthalten, die meisten Funktionsaufrufe sind kommentiert.</text:p>
      <text:p text:style-name="P5"/>
      <text:p text:style-name="P5">So wie hier vorgestellt, lassen sich die Programme mit dem Microsoft Visual C++ Compiler 1.52 als MSDOS-Anwendungen übersetzen.</text:p>
      <text:p text:style-name="P5"/>
      <text:h text:style-name="P30" text:outline-level="1"><text:bookmark-start text:name="__RefHeading__2296_1069820751"/><text:bookmark-start text:name="_Toc486769442"/><text:bookmark-start text:name="_Toc486769477"/><text:span text:style-name="T2">Während des Laborversuchs aufgenommene Screenshots</text:span><text:bookmark-end text:name="_Toc486769442"/><text:bookmark-end text:name="_Toc486769477"/><text:span text:style-name="T2"> </text:span><text:bookmark-end text:name="__RefHeading__2296_1069820751"/></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2" svg:font-family="Arial" style:font-family-generic="roman"/>
    <style:font-face style:name="Century Schoolbook" svg:font-family="'Century Schoolbook'"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baseline"/>
      <style:text-properties style:font-name="Arial1" fo:font-size="14pt" fo:language="de" fo:country="DE" fo:font-weight="bold" style:letter-kerning="true" style:font-size-asian="14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baseline"/>
      <style:text-properties style:font-name="Arial1" fo:font-size="12pt" fo:language="de" fo:country="DE" fo:font-style="italic" fo:font-weight="bold" style:font-size-asian="12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baseline"/>
      <style:text-properties fo:font-size="12pt" fo:language="de" fo:country="DE" fo:font-weight="bold" style:font-size-asian="12pt" style:language-asian="de" style:country-asian="DE" style:font-weight-asian="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baseline">
        <style:tab-stops>
          <style:tab-stop style:position="8.001cm" style:type="center"/>
          <style:tab-stop style:position="16.002cm" style:type="right"/>
        </style:tab-stops>
      </style:paragraph-properties>
      <style:text-properties fo:font-size="10pt" fo:language="de" fo:country="DE" style:font-size-asian="10pt" style:language-asian="de" style:country-asian="DE"/>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baseline">
        <style:tab-stops>
          <style:tab-stop style:position="8.001cm" style:type="center"/>
          <style:tab-stop style:position="16.002cm" style:type="right"/>
        </style:tab-stops>
      </style:paragraph-properties>
      <style:text-properties fo:font-size="10pt" fo:language="de" fo:country="DE" style:font-size-asian="10pt" style:language-asian="de" style:country-asian="DE"/>
    </style:style>
    <style:style style:name="annotation_20_text" style:display-name="annotation text" style:family="paragraph" style:default-outline-level="">
      <style:paragraph-properties fo:margin-left="0cm" fo:margin-right="0cm" fo:text-align="start" style:justify-single-word="false" fo:orphans="2" fo:widows="2" fo:text-indent="0cm" style:auto-text-indent="false" style:vertical-align="baseline"/>
      <style:text-properties fo:font-size="10pt" fo:language="de" fo:country="DE" style:font-size-asian="10pt" style:language-asian="de" style:country-asian="DE"/>
    </style:style>
    <style:style style:name="Contents_20_1" style:display-name="Contents 1" style:family="paragraph" style:parent-style-name="Index" style:default-outline-level="" style:class="index">
      <style:paragraph-properties fo:margin-left="0cm" fo:margin-right="0cm" fo:margin-top="0.635cm" fo:margin-bottom="0cm" style:contextual-spacing="false" fo:text-align="start" style:justify-single-word="false" fo:orphans="2" fo:widows="2" fo:text-indent="0cm" style:auto-text-indent="false" style:vertical-align="baseline">
        <style:tab-stops>
          <style:tab-stop style:position="16cm" style:type="right"/>
        </style:tab-stops>
      </style:paragraph-properties>
      <style:text-properties fo:text-transform="uppercase" style:font-name="Arial2" fo:font-size="12pt" fo:language="de" fo:country="DE" fo:font-weight="bold" style:font-size-asian="12pt" style:language-asian="de" style:country-asian="DE" style:font-weight-asian="bold"/>
    </style:style>
    <style:style style:name="Contents_20_2" style:display-name="Contents 2" style:family="paragraph" style:parent-style-name="Index" style:default-outline-level="" style:class="index">
      <style:paragraph-properties fo:margin-left="0.353cm" fo:margin-right="0cm" fo:margin-top="0.423cm" fo:margin-bottom="0cm" style:contextual-spacing="false" fo:text-align="start" style:justify-single-word="false" fo:orphans="2" fo:widows="2" fo:text-indent="0cm" style:auto-text-indent="false" style:vertical-align="baseline">
        <style:tab-stops>
          <style:tab-stop style:position="16cm" style:type="right"/>
        </style:tab-stops>
      </style:paragraph-properties>
      <style:text-properties fo:font-size="10pt" fo:language="de" fo:country="DE" fo:font-weight="bold" style:font-size-asian="10pt" style:language-asian="de" style:country-asian="DE" style:font-weight-asian="bold"/>
    </style:style>
    <style:style style:name="Contents_20_3" style:display-name="Contents 3" style:family="paragraph" style:parent-style-name="Index" style:default-outline-level="" style:class="index">
      <style:paragraph-properties fo:margin-left="0.706cm" fo:margin-right="0cm" fo:text-align="start" style:justify-single-word="false" fo:orphans="2" fo:widows="2" fo:text-indent="0cm" style:auto-text-indent="false" style:vertical-align="baseline">
        <style:tab-stops>
          <style:tab-stop style:position="16cm" style:type="right"/>
        </style:tab-stops>
      </style:paragraph-properties>
      <style:text-properties fo:font-size="10pt" fo:language="de" fo:country="DE" style:font-size-asian="10pt" style:language-asian="de" style:country-asian="DE"/>
    </style:style>
    <style:style style:name="Contents_20_4" style:display-name="Contents 4" style:family="paragraph" style:parent-style-name="Index" style:default-outline-level="" style:class="index">
      <style:paragraph-properties fo:margin-left="1.058cm" fo:margin-right="0cm" fo:text-align="start" style:justify-single-word="false" fo:orphans="2" fo:widows="2" fo:text-indent="0cm" style:auto-text-indent="false" style:vertical-align="baseline">
        <style:tab-stops>
          <style:tab-stop style:position="16cm" style:type="right"/>
        </style:tab-stops>
      </style:paragraph-properties>
      <style:text-properties fo:font-size="10pt" fo:language="de" fo:country="DE" style:font-size-asian="10pt" style:language-asian="de" style:country-asian="DE"/>
    </style:style>
    <style:style style:name="Contents_20_5" style:display-name="Contents 5" style:family="paragraph" style:parent-style-name="Index" style:default-outline-level="" style:class="index">
      <style:paragraph-properties fo:margin-left="1.411cm" fo:margin-right="0cm" fo:text-align="start" style:justify-single-word="false" fo:orphans="2" fo:widows="2" fo:text-indent="0cm" style:auto-text-indent="false" style:vertical-align="baseline">
        <style:tab-stops>
          <style:tab-stop style:position="16cm" style:type="right"/>
        </style:tab-stops>
      </style:paragraph-properties>
      <style:text-properties fo:font-size="10pt" fo:language="de" fo:country="DE" style:font-size-asian="10pt" style:language-asian="de" style:country-asian="DE"/>
    </style:style>
    <style:style style:name="Contents_20_6" style:display-name="Contents 6" style:family="paragraph" style:parent-style-name="Index" style:default-outline-level="" style:class="index">
      <style:paragraph-properties fo:margin-left="1.764cm" fo:margin-right="0cm" fo:text-align="start" style:justify-single-word="false" fo:orphans="2" fo:widows="2" fo:text-indent="0cm" style:auto-text-indent="false" style:vertical-align="baseline">
        <style:tab-stops>
          <style:tab-stop style:position="16cm" style:type="right"/>
        </style:tab-stops>
      </style:paragraph-properties>
      <style:text-properties fo:font-size="10pt" fo:language="de" fo:country="DE" style:font-size-asian="10pt" style:language-asian="de" style:country-asian="DE"/>
    </style:style>
    <style:style style:name="Contents_20_7" style:display-name="Contents 7" style:family="paragraph" style:parent-style-name="Index" style:default-outline-level="" style:class="index">
      <style:paragraph-properties fo:margin-left="2.117cm" fo:margin-right="0cm" fo:text-align="start" style:justify-single-word="false" fo:orphans="2" fo:widows="2" fo:text-indent="0cm" style:auto-text-indent="false" style:vertical-align="baseline">
        <style:tab-stops>
          <style:tab-stop style:position="16cm" style:type="right"/>
        </style:tab-stops>
      </style:paragraph-properties>
      <style:text-properties fo:font-size="10pt" fo:language="de" fo:country="DE" style:font-size-asian="10pt" style:language-asian="de" style:country-asian="DE"/>
    </style:style>
    <style:style style:name="Contents_20_8" style:display-name="Contents 8" style:family="paragraph" style:parent-style-name="Index" style:default-outline-level="" style:class="index">
      <style:paragraph-properties fo:margin-left="2.469cm" fo:margin-right="0cm" fo:text-align="start" style:justify-single-word="false" fo:orphans="2" fo:widows="2" fo:text-indent="0cm" style:auto-text-indent="false" style:vertical-align="baseline">
        <style:tab-stops>
          <style:tab-stop style:position="16cm" style:type="right"/>
        </style:tab-stops>
      </style:paragraph-properties>
      <style:text-properties fo:font-size="10pt" fo:language="de" fo:country="DE" style:font-size-asian="10pt" style:language-asian="de" style:country-asian="DE"/>
    </style:style>
    <style:style style:name="Contents_20_9" style:display-name="Contents 9" style:family="paragraph" style:parent-style-name="Index" style:default-outline-level="" style:class="index">
      <style:paragraph-properties fo:margin-left="2.822cm" fo:margin-right="0cm" fo:text-align="start" style:justify-single-word="false" fo:orphans="2" fo:widows="2" fo:text-indent="0cm" style:auto-text-indent="false" style:vertical-align="baseline">
        <style:tab-stops>
          <style:tab-stop style:position="16cm" style:type="right"/>
        </style:tab-stops>
      </style:paragraph-properties>
      <style:text-properties fo:font-size="10pt" fo:language="de" fo:country="DE" style:font-size-asian="10pt" style:language-asian="de" style:country-asian="D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richt zu den Übungen </dc:title>
    <meta:initial-creator>Prosoft</meta:initial-creator>
    <meta:creation-date>2002-06-24T06:06:00</meta:creation-date>
    <dc:date>2015-03-26T14:32:55.73</dc:date>
    <meta:print-date>2000-06-27T19:39:00</meta:print-date>
    <meta:editing-cycles>4</meta:editing-cycles>
    <meta:editing-duration>PT1M25S</meta:editing-duration>
    <meta:generator>LibreOffice/3.6$Windows_x86 LibreOffice_project/e183d5b-f8ccaf6-3804794-95b4be8-895629</meta:generator>
    <meta:document-statistic meta:table-count="20" meta:image-count="0" meta:object-count="1" meta:page-count="20" meta:paragraph-count="483" meta:word-count="2380" meta:character-count="18028" meta:non-whitespace-character-count="16027"/>
    <meta:user-defined meta:name="Operator">Administrator</meta:user-defined>
  </office:meta>
</office:document-meta>
</file>